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0.64mm"/>
    </style:style>
    <style:style style:name="co2" style:family="table-column">
      <style:table-column-properties fo:break-before="auto" style:column-width="304.27mm"/>
    </style:style>
    <style:style style:name="co3" style:family="table-column">
      <style:table-column-properties fo:break-before="auto" style:column-width="43.25mm"/>
    </style:style>
    <style:style style:name="co4" style:family="table-column">
      <style:table-column-properties fo:break-before="auto" style:column-width="16.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copus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itle</text:p>
          </table:table-cell>
          <table:table-cell office:value-type="string" calcext:value-type="string">
            <text:p>Link</text:p>
          </table:table-cell>
          <table:table-cell office:value-type="string" calcext:value-type="string">
            <text:p>Affiliations</text:p>
          </table:table-cell>
          <table:table-cell office:value-type="string" calcext:value-type="string">
            <text:p>Abstract</text:p>
          </table:table-cell>
        </table:table-row>
        <table:table-row table:style-name="ro1">
          <table:table-cell office:value-type="string" calcext:value-type="string">
            <text:p>Modal FRP for all: Functional reactive programming without space leaks in Haskell</text:p>
          </table:table-cell>
          <table:table-cell office:value-type="string" calcext:value-type="string">
            <text:p>https://www.scopus.com/inward/record.uri?eid=2-s2.0-85145772874&amp;doi=10.1017%2fS0956796822000132&amp;partnerID=40&amp;md5=d2af7e6cf548b44ef3dfedfb132a30cd</text:p>
          </table:table-cell>
          <table:table-cell office:value-type="string" calcext:value-type="string">
            <text:p>Computer Science Department, IT University of Copenhagen, Copenhagen, Denmark</text:p>
          </table:table-cell>
          <table:table-cell office:value-type="string" calcext:value-type="string">
            <text:p>Functional reactive programming (FRP) provides a high-level interface for implementing reactive systems in a declarative manner. However, this high-level interface has to be carefully reigned in to ensure that programs can in fact be executed in practice. Specifically, one must ensure that FRP programs are causal and can be implemented without introducing space leaks. In recent years, modal types have been demonstrated to be an effective tool to ensure these operational properties. In this paper, we present, a modal FRP language that extends and simplifies previous modal FRP calculi while still maintaining the operational guarantees for productivity, causality, and space leaks. The simplified type system makes a practical programming language that can be integrated with existing functional programming languages. To demonstrate this, we have implemented a shallow embedding of in Haskell that allows the programmer to write code in familiar Haskell syntax and seamlessly integrate it with regular Haskell code. Thus, combines the benefits enjoyed by FRP libraries such as Yampa, namely access to a rich library ecosystem (e.g., for graphics programming), with the strong operational guarantees offered by a bespoke type system. To establish the productivity, causality, and memory properties of the language, we prove type soundness using a logical relations argument fully mechanised in the Coq proof assistant. © 2022 The Author(s). Published by Cambridge University Press.</text:p>
          </table:table-cell>
        </table:table-row>
        <table:table-row table:style-name="ro1">
          <table:table-cell office:value-type="string" calcext:value-type="string">
            <text:p>Linearly qualified types: Generic inference for capabilities and uniqueness</text:p>
          </table:table-cell>
          <table:table-cell office:value-type="string" calcext:value-type="string">
            <text:p>https://www.scopus.com/inward/record.uri?eid=2-s2.0-85139591601&amp;doi=10.1145%2f3547626&amp;partnerID=40&amp;md5=9ba6b969a77cce1baefc3d29045d3625</text:p>
          </table:table-cell>
          <table:table-cell office:value-type="string" calcext:value-type="string">
            <text:p>Tweag, Paris, France; Imperial College London, London, United Kingdom; University of Gothenburg, Gothenburg, Sweden</text:p>
          </table:table-cell>
          <table:table-cell office:value-type="string" calcext:value-type="string">
            <text:p>A linear parameter must be consumed exactly once in the body of its function. When declaring resources such as file handles and manually managed memory as linear arguments, a linear type system can verify that these resources are used safely. However, writing code with explicit linear arguments requires bureaucracy. This paper presents linear constraints, a front-end feature for linear typing that decreases the bureaucracy of working with linear types. Linear constraints are implicit linear arguments that are filled in automatically by the compiler. We present linear constraints as a qualified type system,together with an inference algorithm which extends GHC's existing constraint solver algorithm. Soundness of linear constraints is ensured by the fact that they desugar into Linear Haskell. © 2022 Owner/Author.</text:p>
          </table:table-cell>
        </table:table-row>
        <table:table-row table:style-name="ro1">
          <table:table-cell office:value-type="string" calcext:value-type="string">
            <text:p>Searching entangled program spaces</text:p>
          </table:table-cell>
          <table:table-cell office:value-type="string" calcext:value-type="string">
            <text:p>https://www.scopus.com/inward/record.uri?eid=2-s2.0-85139590935&amp;doi=10.1145%2f3547622&amp;partnerID=40&amp;md5=8c9b305d9ecaf8b0fc874d82489e276c</text:p>
          </table:table-cell>
          <table:table-cell office:value-type="string" calcext:value-type="string">
            <text:p>Mit, Cambridge, MA, United States; Uc San Diego, San Diego, CA, United States; Well-Typed Llp, United Kingdom</text:p>
          </table:table-cell>
          <table:table-cell office:value-type="string" calcext:value-type="string">
            <text:p>Many problem domains, including program synthesis and rewrite-based optimization, require searching astronomically large spaces of programs. Existing approaches often rely on building specialized data structures-version-space algebras, finite tree automata, or e-graphs-to compactly represent such spaces. At their core, all these data structures exploit independence of subterms; as a result, they cannot efficiently represent more complex program spaces, where the choices of subterms are entangled. We introduce equality-constrained tree automata (ECTAs), a new data structure, designed to compactly represent large spaces of programs with entangled subterms. We present efficient algorithms for extracting programs from ECTAs, implemented in a performant Haskell library, ecta. Using the ecta library, we construct Hectare, a type-driven program synthesizer for Haskell. Hectare significantly outperforms a state-of-the-art synthesizer Hoogle+-providing an average speedup of 8×-despite its implementation being an order of magnitude smaller. © 2022 Owner/Author.</text:p>
          </table:table-cell>
        </table:table-row>
        <table:table-row table:style-name="ro1">
          <table:table-cell office:value-type="string" calcext:value-type="string">
            <text:p>Safe couplings: coupled refinement types</text:p>
          </table:table-cell>
          <table:table-cell office:value-type="string" calcext:value-type="string">
            <text:p>https://www.scopus.com/inward/record.uri?eid=2-s2.0-85139451963&amp;doi=10.1145%2f3547643&amp;partnerID=40&amp;md5=5c7cbe846ce19bcc90323011c45f6a60</text:p>
          </table:table-cell>
          <table:table-cell office:value-type="string" calcext:value-type="string">
            <text:p>IMDEA Software Institute, Madrid, Spain; HSE University, Russian Federation; MPI-SP, Bochum, Germany</text:p>
          </table:table-cell>
          <table:table-cell office:value-type="string" calcext:value-type="string">
            <text:p>We enhance refinement types with mechanisms to reason about relational properties of probabilistic computations. Our mechanisms, which are inspired from probabilistic couplings, are applicable to a rich set of probabilistic properties, including expected sensitivity, which ensures that the distance between outputs of two probabilistic computations can be controlled from the distance between their inputs. We implement our mechanisms in the type system of Liquid Haskell and we use them to formally verify Haskell implementations of two classic machine learning algorithms: Temporal Difference (TD) reinforcement learning and stochastic gradient descent (SGD). We formalize a fragment of our system for discrete distributions and we prove soundness with respect to a set-theoretical semantics. © 2022 Owner/Author.</text:p>
          </table:table-cell>
        </table:table-row>
        <table:table-row table:style-name="ro1">
          <table:table-cell office:value-type="string" calcext:value-type="string">
            <text:p>Embedding Non-linear Pattern Matching with Backtracking for Non-free Data Types into Haskell</text:p>
          </table:table-cell>
          <table:table-cell office:value-type="string" calcext:value-type="string">
            <text:p>https://www.scopus.com/inward/record.uri?eid=2-s2.0-85134595992&amp;doi=10.1007%2fs00354-022-00177-z&amp;partnerID=40&amp;md5=047110ffaf446a3ee16d9b0070ce75a0</text:p>
          </table:table-cell>
          <table:table-cell office:value-type="string" calcext:value-type="string">
            <text:p>Rakuten, Inc., Tokyo, Japan; Kyoto University, Kyoto, Japan; Preferred Networks, Inc., Tokyo, Japan; The University of Tokyo, Tokyo, Japan; National Institute of Informatics, Tokyo, Japan; Koishikawa Secondary Education School, Tokyo, Japan; University of Tsukuba, Tsukuba, Japan</text:p>
          </table:table-cell>
          <table:table-cell office:value-type="string" calcext:value-type="string">
            <text:p>Pattern matching is an important language construct for data abstraction. Many pattern-match extensions have been developed for extending the range of data types to which pattern matching is applicable. Among them, the pattern-match system proposed by Egi and Nishiwaki features practical pattern matching for non-free data types by providing a user-customizable non-linear pattern-match facility with backtracking. However, they implemented their proposal only in dynamically typed programming languages, and there were no proposals that allow programmers to benefit from both static type systems and expressive pattern matching. This paper proposes a method for implementing this pattern-match facility by meta-programming in Haskell. There are two technical challenges: (i) we need to design a set of typing rules for the pattern-match facility; (ii) we need to embed these typing rules in Haskell to make types of the pattern-match expressions inferable by the Haskell type system. We propose a set of typing rules and show that several GHC extensions, such as multi-parameter type classes, datatype promotion, GADTs, existential types, and view patterns, play essential roles for embedding these typing rules into Haskell. The implementation has already been distributed as a Haskell library miniEgison via Hackage. © 2022, Ohmsha, Ltd. and Springer Japan KK, part of Springer Nature.</text:p>
          </table:table-cell>
        </table:table-row>
        <table:table-row table:style-name="ro1">
          <table:table-cell office:value-type="string" calcext:value-type="string">
            <text:p>LIBNDT: Towards a Formal Library on Spreadable Properties over Linked Nested Datatypes</text:p>
          </table:table-cell>
          <table:table-cell office:value-type="string" calcext:value-type="string">
            <text:p>https://www.scopus.com/inward/record.uri?eid=2-s2.0-85134241896&amp;doi=10.4204%2fEPTCS.360.2&amp;partnerID=40&amp;md5=5a4d5a144d1723bf453e40d746ed80c1</text:p>
          </table:table-cell>
          <table:table-cell office:value-type="string" calcext:value-type="string">
            <text:p>Université de Lorraine, Loria CNRS, Inria, France; Université Paris-Saclay, ENS Paris-Saclay, LMF, CNRS, Inria, France; ENSIIE, Samovar IP Paris, France</text:p>
          </table:table-cell>
          <table:table-cell office:value-type="string" calcext:value-type="string">
            <text:p>Nested datatypes have been widely studied in the past 25 years, both theoretically using category theory, and practically in programming languages such as HASKELL. They consist in recursive polymorphic datatypes where the type parameter changes throughout the recursion. They have a variety of applications such as modelling memory or modelling constraints over regular datatypes without relying on dependent types. In this work, we focus on a specific subset of nested datatypes which we call Linked Nested DataTypes (LNDT). We show that some usual datatypes such has List and Maybe, as well as some well-known nested datatypes such as Nest and even Bush can be built as various instances of LNDT. We proceed by presenting LIBNDT, a library, developed both in AGDA and COQ, which focuses on the set of constructs that can be spread directly from the parameter on which a LNDT is built, to the LNDT itself. These spreadable elements are of two kinds, functions, such as folds and map, and properties, such as the congruence of map or the satisfaction of a given predicate for at least one, or all, elements of the structure. We make use of the dependent type system of both COQ and AGDA to model the latter. This paper ends with a discussion about various interesting topics that were raised throughout our development such as the issue of termination, the comparison of our tools and the proof effort required to extend LIBNDT with additional elements. © 2022 M. Montin, A. Ledein and C. Dubois.</text:p>
          </table:table-cell>
        </table:table-row>
        <table:table-row table:style-name="ro1">
          <table:table-cell office:value-type="string" calcext:value-type="string">
            <text:p>Linearity and Uniqueness: An Entente Cordiale</text:p>
          </table:table-cell>
          <table:table-cell office:value-type="string" calcext:value-type="string">
            <text:p>https://www.scopus.com/inward/record.uri?eid=2-s2.0-85128652966&amp;doi=10.1007%2f978-3-030-99336-8_13&amp;partnerID=40&amp;md5=069e33fb7fb15c755bb434fb1dae43f6</text:p>
          </table:table-cell>
          <table:table-cell office:value-type="string" calcext:value-type="string">
            <text:p>University of Kent, Canterbury, United Kingdom; University of Cambridge, Cambridge, United Kingdom</text:p>
          </table:table-cell>
          <table:table-cell office:value-type="string" calcext:value-type="string">
            <text:p>Substructural type systems are growing in popularity because they allow for a resourceful interpretation of data which can be used to rule out various software bugs. Indeed, substructurality is finally taking hold in modern programming; Haskell now has linear types roughly based on Girard’s linear logic but integrated via graded function arrows, Clean has uniqueness types designed to ensure that values have at most a single reference to them, and Rust has an intricate ownership system for guaranteeing memory safety. But despite this broad range of resourceful type systems, there is comparatively little understanding of their relative strengths and weaknesses or whether their underlying frameworks can be unified. There is often confusion about whether linearity and uniqueness are essentially the same, or are instead ‘dual’ to one another, or somewhere in between. This paper formalises the relationship between these two well-studied but rarely contrasted ideas, building on two distinct bodies of literature, showing that it is possible and advantageous to have both linear and unique types in the same type system. We study the guarantees of the resulting system and provide a practical implementation in the graded modal setting of the Granule language, adding a third kind of modality alongside coeffect and effect modalities. We then demonstrate via a benchmark that our implementation benefits from expected efficiency gains enabled by adding uniqueness to a language that already has a linear basis. © 2022, The Author(s).</text:p>
          </table:table-cell>
        </table:table-row>
        <table:table-row table:style-name="ro1">
          <table:table-cell office:value-type="string" calcext:value-type="string">
            <text:p>Data Type Inference for Logic Programming</text:p>
          </table:table-cell>
          <table:table-cell office:value-type="string" calcext:value-type="string">
            <text:p>https://www.scopus.com/inward/record.uri?eid=2-s2.0-85127034848&amp;doi=10.1007%2f978-3-030-98869-2_2&amp;partnerID=40&amp;md5=e6048d2fb6f8777ac2026a35126d1105</text:p>
          </table:table-cell>
          <table:table-cell office:value-type="string" calcext:value-type="string">
            <text:p>Faculdade de Ciências, Universidade do Porto, Porto, Portugal</text:p>
          </table:table-cell>
          <table:table-cell office:value-type="string" calcext:value-type="string">
            <text:p>In this paper we present a new static data type inference algorithm for logic programming. Without the need for declaring types for predicates, our algorithm is able to automatically assign types to predicates which, in most cases, correspond to the data types processed by their intended meaning. The algorithm is also able to infer types given data type definitions similar to data definitions in Haskell and, in this case, the inferred types are more informative, in general. We present the type inference algorithm, prove it is decidable and sound with respect to a type system, and, finally, we evaluate our approach on example programs that deal with different data structures. © 2022, Springer Nature Switzerland AG.</text:p>
          </table:table-cell>
        </table:table-row>
        <table:table-row table:style-name="ro1">
          <table:table-cell office:value-type="string" calcext:value-type="string">
            <text:p>Structure verification of deep neural networks at compilation time</text:p>
          </table:table-cell>
          <table:table-cell office:value-type="string" calcext:value-type="string">
            <text:p>https://www.scopus.com/inward/record.uri?eid=2-s2.0-85118753188&amp;doi=10.1016%2fj.cola.2021.101074&amp;partnerID=40&amp;md5=b831747fa06b64fa66182819316f320e</text:p>
          </table:table-cell>
          <table:table-cell office:value-type="string" calcext:value-type="string">
            <text:p>Instituto de Computacion, Universidad de la Republica, Montevideo, Uruguay</text:p>
          </table:table-cell>
          <table:table-cell office:value-type="string" calcext:value-type="string">
            <text:p>This paper presents TensorSafe, a Haskell library that makes possible the definition and structural validation of deep neural network architectures. Nowadays, the development process of deep learning models has been notably simplified due to the availability of sophisticated tools in the industry. However, most of these tools do not provide any security controls at compilation time, making the developers deal with unexpected run-time errors and uncertainties. In particular, validating the structure of deep neural networks at compilation time is a complex subject that involves the mathematical validation of all operations that a deep learning model will perform. Moreover, this structural checking requires an advanced usage of types systems theories to manipulate abstract type definitions capable of modeling neural network constructions. Many different programming techniques were involved in the specification of TensorSafe. Primarily, the application of the functional programming paradigm and the use of type-level programming were of great importance for the development process and to probe the correctness of the neural network models. The experimental evaluation showed that by using TensorSafe it is possible to correctly create well-known deep neural network architectures, such as AlexNet or ResNet50. © 2021 Elsevier Ltd</text:p>
          </table:table-cell>
        </table:table-row>
        <table:table-row table:style-name="ro1">
          <table:table-cell office:value-type="string" calcext:value-type="string">
            <text:p>MADMAX: A DSL for explanatory decision making</text:p>
          </table:table-cell>
          <table:table-cell office:value-type="string" calcext:value-type="string">
            <text:p>https://www.scopus.com/inward/record.uri?eid=2-s2.0-85120871489&amp;doi=10.1145%2f3486609.3487206&amp;partnerID=40&amp;md5=0fae83da667b74722dafab0f76e63399</text:p>
          </table:table-cell>
          <table:table-cell office:value-type="string" calcext:value-type="string">
            <text:p>Oregon State University, United States</text:p>
          </table:table-cell>
          <table:table-cell office:value-type="string" calcext:value-type="string">
            <text:p>MADMAX is a Haskell-embedded DSL for multi-attribute, multi-layered decision making. An important feature of this DSL is the ability to generate explanations of why a computed optimal solution is better than its alternatives. The functional approach and Haskell's type system support a high-level formulation of decision-making problems, which facilitates a number of innovations, including the gradual evolution and adaptation of problem representations, a more user-friendly form of sensitivity analysis based on problem domain data, and fine-grained control over explanations. © 2021 ACM.</text:p>
          </table:table-cell>
        </table:table-row>
        <table:table-row table:style-name="ro1">
          <table:table-cell office:value-type="string" calcext:value-type="string">
            <text:p>Deadlock-free session types in linear Haskell</text:p>
          </table:table-cell>
          <table:table-cell office:value-type="string" calcext:value-type="string">
            <text:p>https://www.scopus.com/inward/record.uri?eid=2-s2.0-85113869142&amp;doi=10.1145%2f3471874.3472979&amp;partnerID=40&amp;md5=47184ef00e2fa483817446ec0367afbd</text:p>
          </table:table-cell>
          <table:table-cell office:value-type="string" calcext:value-type="string">
            <text:p>University of Edinburgh, Edinburgh, United Kingdom; University of Glasgow, Glasgow, United Kingdom</text:p>
          </table:table-cell>
          <table:table-cell office:value-type="string" calcext:value-type="string">
            <text:p>Priority Sesh is a library for session-typed communication in Linear Haskell which offers strong compile-time correctness guarantees. Priority Sesh offers two deadlock-free APIs for session-typed communication. The first guarantees deadlock freedom by restricting the process structure to trees and forests. It is simple and composeable, but rules out cyclic structures. The second guarantees deadlock freedom via priorities, which allows the programmer to safely use cyclic structures as well. Our library relies on Linear Haskell to guarantee linearity, which leads to easy-to-write session types and more idiomatic code, and lets us avoid the complex encodings of linearity in the Haskell type system that made previous libraries difficult to use. © 2021 ACM.</text:p>
          </table:table-cell>
        </table:table-row>
        <table:table-row table:style-name="ro1">
          <table:table-cell office:value-type="string" calcext:value-type="string">
            <text:p>Chesskell: A two-player game at the type level</text:p>
          </table:table-cell>
          <table:table-cell office:value-type="string" calcext:value-type="string">
            <text:p>https://www.scopus.com/inward/record.uri?eid=2-s2.0-85113823793&amp;doi=10.1145%2f3471874.3472987&amp;partnerID=40&amp;md5=7c6c3f474d507a96000b032a8dc05a31</text:p>
          </table:table-cell>
          <table:table-cell office:value-type="string" calcext:value-type="string">
            <text:p>University of Warwick, Coventry, United Kingdom</text:p>
          </table:table-cell>
          <table:table-cell office:value-type="string" calcext:value-type="string">
            <text:p>Extensions to Haskell's type system, as implemented in GHC, have given developers more tools to express the domain-specific rules and invariants of their programs in types. For these extensions to see mainstream adoption, their use in complex applications has to be practical. We present Chesskell, an EDSL for describing Chess games where a type-level model of the full FIDE ruleset prevents us from expressing games with invalid moves. Our work highlights current limitations when using GHC to express such complex rules due to the resulting memory usage and compile times, which we report on. We further present some approaches for working around those limitations. © 2021 ACM.</text:p>
          </table:table-cell>
        </table:table-row>
        <table:table-row table:style-name="ro1">
          <table:table-cell office:value-type="string" calcext:value-type="string">
            <text:p>Comprehending Monoids with Class</text:p>
          </table:table-cell>
          <table:table-cell office:value-type="string" calcext:value-type="string">
            <text:p>https://www.scopus.com/inward/record.uri?eid=2-s2.0-85117206775&amp;doi=10.1145%2f3475726.3475728&amp;partnerID=40&amp;md5=c22197d72aed09f8c105d8ffcb54f799</text:p>
          </table:table-cell>
          <table:table-cell office:value-type="string" calcext:value-type="string">
            <text:p>Hong Kong University of Science and Technology, Hong Kong</text:p>
          </table:table-cell>
          <table:table-cell office:value-type="string" calcext:value-type="string">
            <text:p>Expressive high-level languages like Haskell and Scala let us define convenient embedded domain-specific languages (EDSL) for writing database queries, leveraging their rich type systems. The design of such EDSLs has traditionally relied on monadic comprehension a natural foundation for expressing queries over collections of data. We argue that monoid comprehension is an interesting alternative foundation for these embedded query languages. Using Haskell as our host language, we show that a generalized version of the monoid comprehension calculus can be naturally encoded in languages with support for type classes, and that this unlocks a new kind of expressive power-notably, it gives us an efficient grouping construct, and it allows queries mixing heterogeneous data types (lists, sets, multisets, infinite streams, maps, etc.), while using the type system to statically verify some desirable properties of these queries. We argue that for expressing queries over collections of data, our embedding of monoid comprehension can be more flexible, simpler, more efficient, and safer than its monadic counterpart. © 2021 ACM.</text:p>
          </table:table-cell>
        </table:table-row>
        <table:table-row table:style-name="ro1">
          <table:table-cell office:value-type="string" calcext:value-type="string">
            <text:p>GhostCell: separating permissions from data in Rust</text:p>
          </table:table-cell>
          <table:table-cell office:value-type="string" calcext:value-type="string">
            <text:p>https://www.scopus.com/inward/record.uri?eid=2-s2.0-85113341044&amp;doi=10.1145%2f3473597&amp;partnerID=40&amp;md5=10caebeaf46797a912d92b493c66e53c</text:p>
          </table:table-cell>
          <table:table-cell office:value-type="string" calcext:value-type="string">
            <text:p>MPI-SWS, Saarland Informatics Campus, Germany</text:p>
          </table:table-cell>
          <table:table-cell office:value-type="string" calcext:value-type="string">
            <text:p>The Rust language offers a promising approach to safe systems programming based on the principle of aliasing XOR mutability: a value may be either aliased or mutable, but not both at the same time. However, to implement pointer-based data structures with internal sharing, such as graphs or doubly-linked lists, we need to be able to mutate aliased state. To support such data structures, Rust provides a number of APIs that offer so-called interior mutability: the ability to mutate data via method calls on a shared reference. Unfortunately, the existing APIs sacrifice flexibility, concurrent access, and/or performance, in exchange for safety. In this paper, we propose a new Rust API called GhostCell which avoids such sacrifices by separating permissions from data: it enables the user to safely synchronize access to a collection of data via a single permission. GhostCell repurposes an old trick from typed functional programming: branded types (as exemplified by Haskell's ST monad), which combine phantom types and rank-2 polymorphism to simulate a lightweight form of state-dependent types. We have formally proven the soundness of GhostCell by adapting and extending RustBelt, a semantic soundness proof for a representative subset of Rust, mechanized in Coq. © 2021 Owner/Author.</text:p>
          </table:table-cell>
        </table:table-row>
        <table:table-row table:style-name="ro1">
          <table:table-cell office:value-type="string" calcext:value-type="string">
            <text:p>Intensional datatype refinement: With application to scalable verification of pattern-match safety</text:p>
          </table:table-cell>
          <table:table-cell office:value-type="string" calcext:value-type="string">
            <text:p>https://www.scopus.com/inward/record.uri?eid=2-s2.0-85099018595&amp;doi=10.1145%2f3434336&amp;partnerID=40&amp;md5=24d1ff47048991e0585199b208ca637c</text:p>
          </table:table-cell>
          <table:table-cell office:value-type="string" calcext:value-type="string">
            <text:p>Department of Computer Science, University of Bristol, United Kingdom</text:p>
          </table:table-cell>
          <table:table-cell office:value-type="string" calcext:value-type="string">
            <text:p>The pattern-match safety problem is to verify that a given functional program will never crash due to non-exhaustive patterns in its function definitions. We present a refinement type system that can be used to solve this problem. The system extends ML-style type systems with algebraic datatypes by a limited form of structural subtyping and environment-level intersection. We describe a fully automatic, sound and complete type inference procedure for this system which, under reasonable assumptions, is worst-case linear-time in the program size. Compositionality is essential to obtaining this complexity guarantee. A prototype implementation for Haskell is able to analyse a selection of packages from the Hackage database in a few hundred milliseconds. © 2021 Owner/Author.</text:p>
          </table:table-cell>
        </table:table-row>
        <table:table-row table:style-name="ro1">
          <table:table-cell office:value-type="string" calcext:value-type="string">
            <text:p>A graded dependent type system with a usage-aware semantics</text:p>
          </table:table-cell>
          <table:table-cell office:value-type="string" calcext:value-type="string">
            <text:p>https://www.scopus.com/inward/record.uri?eid=2-s2.0-85098824564&amp;doi=10.1145%2f3434331&amp;partnerID=40&amp;md5=0a193ce8e5f9075e766ddf3e9a42d4c8</text:p>
          </table:table-cell>
          <table:table-cell office:value-type="string" calcext:value-type="string">
            <text:p>Computer and Information Science, University of Pennsylvania, United States; School of Computer and Cyber Sciences, Augusta University, 2500 Walton Way, Augusta, GA <text:s/>30904, United States; Tweag I/O, Paris, France; Computer Science, Bryn Mawr College, 101 N. Merion Ave, Bryn Mawr, PA <text:s/>19010, United States; Computer and Information Science, University of Pennsylvania, 3330 Walnut St, Philadelphia, PA <text:s/>19104, United States</text:p>
          </table:table-cell>
          <table:table-cell office:value-type="string" calcext:value-type="string">
            <text:p>Graded Type Theory provides a mechanism to track and reason about resource usage in type systems. In this paper, we develop GraD, a novel version of such a graded dependent type system that includes functions, tensor products, additive sums, and a unit type. Since standard operational semantics is resource-agnostic, we develop a heap-based operational semantics and prove a soundness theorem that shows correct accounting of resource usage. Several useful properties, including the standard type soundness theorem, non-interference of irrelevant resources in computation and single pointer property for linear resources, can be derived from this theorem. We hope that our work will provide a base for integrating linearity, irrelevance and dependent types in practical programming languages like Haskell. © 2021 Owner/Author.</text:p>
          </table:table-cell>
        </table:table-row>
        <table:table-row table:style-name="ro1">
          <table:table-cell office:value-type="string" calcext:value-type="string">
            <text:p>Type Inference for C: Applications to the static analysis of incomplete programs</text:p>
          </table:table-cell>
          <table:table-cell office:value-type="string" calcext:value-type="string">
            <text:p>https://www.scopus.com/inward/record.uri?eid=2-s2.0-85097237469&amp;doi=10.1145%2f3421472&amp;partnerID=40&amp;md5=d6a15ca6d5337890fb2e30a1a5b590a4</text:p>
          </table:table-cell>
          <table:table-cell office:value-type="string" calcext:value-type="string">
            <text:p>Departamento de Ciência da Computação - ICEx - UFMG, Rua Reitor Píres Albuquerque - Pampulha, Belo Horizonte - MG, 31270-901, Brazil; Departamento de Computação - ICEB - UFOP, Campus Universitário Morro Do Cruzeiro, Ouro Preto - MG, 35400-000, Brazil</text:p>
          </table:table-cell>
          <table:table-cell office:value-type="string" calcext:value-type="string">
            <text:p>Type inference is a feature that is common to a variety of programming languages. While, in the past, it has been prominently present in functional ones (e.g., ML and Haskell), today, many object-oriented/multi-paradigm languages such as C# and C++ offer, to a certain extent, such a feature. Nevertheless, type inference still is an unexplored subject in the realm of C. In particular, it remains open whether it is possible to devise a technique that encompasses the idiosyncrasies of this language. The first difficulty encountered when tackling this problem is that parsing C requires, not only syntactic, but also semantic information. Yet, greater challenges emerge due to C's intricate type system. In this work, we present a unification-based framework that lets us infer the missing struct, union, enum, and typedef declarations in a program. As an application of our technique, we investigate the reconstruction of partial programs. Incomplete source code naturally appears in software development: during design and while evolving, testing, and analyzing programs; therefore, understanding it is a valuable asset. With a reconstructed well-typed program, one can: (i) enable static analysis tools in scenarios where components are absent; (ii) improve precision of "zero setup"static analysis tools; (iii) apply stub generators, symbolic executors, and testing tools on code snippets; and (iv) provide engineers with an assortment of compilable benchmarks for performance and correctness validation. We evaluate our technique on code from a variety of C libraries, including GNU's Coreutils and on snippets from popular projects such as CPython, FreeBSD, and Git. © 2020 ACM.</text:p>
          </table:table-cell>
        </table:table-row>
        <table:table-row table:style-name="ro1">
          <table:table-cell office:value-type="string" calcext:value-type="string">
            <text:p>Stitch: The sound type-indexed type checker (functional pearl)</text:p>
          </table:table-cell>
          <table:table-cell office:value-type="string" calcext:value-type="string">
            <text:p>https://www.scopus.com/inward/record.uri?eid=2-s2.0-85091999302&amp;doi=10.1145%2f3406088.3409015&amp;partnerID=40&amp;md5=3db3c1fc7808361240807a18ba0e92d0</text:p>
          </table:table-cell>
          <table:table-cell office:value-type="string" calcext:value-type="string">
            <text:p>Tweag I/O, France; Bryn Mawr College, United States</text:p>
          </table:table-cell>
          <table:table-cell office:value-type="string" calcext:value-type="string">
            <text:p>A classic example of the power of generalized algebraic datatypes (GADTs) to verify a delicate implementation is the type-indexed expression AST. This functional pearl refreshes this example, casting it in modern Haskell using many of GHC's bells and whistles. The Stitch interpreter is a full executable interpreter, with a parser, type checker, common-subexpression elimination, and a REPL. Making heavy use of GADTs and type indices, the Stitch implementation is clean Haskell code and serves as an existence proof that Haskell's type system is advanced enough for the use of fancy types in a practical setting. The paper focuses on guiding the reader through these advanced topics, enabling them to adopt the techniques demonstrated here. © 2020 ACM.</text:p>
          </table:table-cell>
        </table:table-row>
        <table:table-row table:style-name="ro1">
          <table:table-cell office:value-type="string" calcext:value-type="string">
            <text:p>A graded Monad for deadlock-free concurrency (functional pearl)</text:p>
          </table:table-cell>
          <table:table-cell office:value-type="string" calcext:value-type="string">
            <text:p>https://www.scopus.com/inward/record.uri?eid=2-s2.0-85091998687&amp;doi=10.1145%2f3406088.3409024&amp;partnerID=40&amp;md5=f65bffaedcc1753a2a0f1fa13a965db7</text:p>
          </table:table-cell>
          <table:table-cell office:value-type="string" calcext:value-type="string">
            <text:p>University of Cambridge, Department of Computer Science and Technology, Cambridge, United Kingdom</text:p>
          </table:table-cell>
          <table:table-cell office:value-type="string" calcext:value-type="string">
            <text:p>We present a new type-oriented framework for writing shared memory multithreaded programs that the Haskell type system guarantees are deadlock-free. The implementation wraps all concurrent computation inside a graded monad and assumes a total order is defined between locks. The grades within the type of such a computation specify which locks it acquires and releases. This information is drawn from an algebra that ensures that types can, in principle, be inferred in polynomial time. © 2020 Owner/Author.</text:p>
          </table:table-cell>
        </table:table-row>
        <table:table-row table:style-name="ro1">
          <table:table-cell office:value-type="string" calcext:value-type="string">
            <text:p>A quick look at impredicativity</text:p>
          </table:table-cell>
          <table:table-cell office:value-type="string" calcext:value-type="string">
            <text:p>https://www.scopus.com/inward/record.uri?eid=2-s2.0-85090276568&amp;doi=10.1145%2f3408971&amp;partnerID=40&amp;md5=048b496bf62b2c5a50644de9e93c3d12</text:p>
          </table:table-cell>
          <table:table-cell office:value-type="string" calcext:value-type="string">
            <text:p>47 Degrees, San Fernando, Spain; Utrecht University, Utrecht, Netherlands; Microsoft Research, Cambridge, United Kingdom; DeepMind, London, United Kingdom</text:p>
          </table:table-cell>
          <table:table-cell office:value-type="string" calcext:value-type="string">
            <text:p>Type inference for parametric polymorphism is wildly successful, but has always suffered from an embarrassing flaw: polymorphic types are themselves not first class. We present Quick Look, a practical, implemented, and deployable design for impredicative type inference. To demonstrate our claims, we have modified GHC, a production-quality Haskell compiler, to support impredicativity. The changes required are modest, localised, and are fully compatible with GHC's myriad other type system extensions. © 2020 Owner/Author.</text:p>
          </table:table-cell>
        </table:table-row>
        <table:table-row table:style-name="ro1">
          <table:table-cell office:value-type="string" calcext:value-type="string">
            <text:p>Purely functional GLL parsing</text:p>
          </table:table-cell>
          <table:table-cell office:value-type="string" calcext:value-type="string">
            <text:p>https://www.scopus.com/inward/record.uri?eid=2-s2.0-85084918755&amp;doi=10.1016%2fj.cola.2020.100945&amp;partnerID=40&amp;md5=c38079609dd8c16a0328a2a7145df4b0</text:p>
          </table:table-cell>
          <table:table-cell office:value-type="string" calcext:value-type="string">
            <text:p>Department of Computer Science, Royal Holloway, University of London, Egham, TW20 0EX, United Kingdom; Software Analysis and Transformation, Centrum Wiskunde &amp; Informatica, P.O. Box 94079, Amsterdam, GB <text:s/>1090, Netherlands</text:p>
          </table:table-cell>
          <table:table-cell office:value-type="string" calcext:value-type="string">
            <text:p>Generalised parsing has become increasingly important in the context of software language design and several compiler generators and language workbenches have adopted generalised parsing algorithms such as GLR and GLL. The original GLL parsing algorithms are described in low-level pseudo-code as the output of a parser generator. This paper explains GLL parsing differently, defining the FUN-GLL algorithm as a collection of pure, mathematical functions and focussing on the logic of the algorithm by omitting implementation details. In particular, the data structures are modelled by abstract sets and relations rather than specialised implementations. The description is further simplified by omitting lookahead and adopting the binary subtree representation of derivations to avoid the clerical overhead of graph construction. Conventional parser combinators inherit the drawbacks from the recursive descent algorithms they implement. Based on FUN-GLL, this paper defines generalised parser combinators that overcome these problems. The algorithm is described in the same notation and style as FUN-GLL and uses the same data structures. Both algorithms are explained as a generalisation of basic recursive descent algorithms. The generalised parser combinators of this paper have several advantages over combinator libraries that generate internal grammars. For example, with the generalised parser combinators it is possible to parse larger permutation phrases and to write parsers for languages that are not context-free. The ‘BNF combinator library’ is built around the generalised parser combinators. With the library, embedded and executable syntax specifications are written. The specifications contain semantic actions for interpreting programs and constructing syntax trees. The library takes advantage of Haskell's type-system to type-check semantic actions and Haskell's abstraction mechanism enables ‘reuse through abstraction’. The practicality of the library is demonstrated by running parsers obtained from the syntax descriptions of several software languages. © 2020 Elsevier Ltd</text:p>
          </table:table-cell>
        </table:table-row>
        <table:table-row table:style-name="ro1">
          <table:table-cell office:value-type="string" calcext:value-type="string">
            <text:p>Partial type constructors: Or, making ad Hoc datatypes less ad Hoc</text:p>
          </table:table-cell>
          <table:table-cell office:value-type="string" calcext:value-type="string">
            <text:p>https://www.scopus.com/inward/record.uri?eid=2-s2.0-85089767892&amp;doi=10.1145%2f3371108&amp;partnerID=40&amp;md5=f099e0089e1f8852ac1fdd321d0e7926</text:p>
          </table:table-cell>
          <table:table-cell office:value-type="string" calcext:value-type="string">
            <text:p>Department of Computer Science, Portland State University, 1900 SW 4th Avenue, Portland, OR, United States; Department of Electrical Engineering and Computer Science, University of Kansas, 2335 Irving Hill Road, Lawrence, KS, United States; Bryn Mawr College, Department of Computer Science, Bryn Mawr, PA, United States; Tweag I/O, United Kingdom</text:p>
          </table:table-cell>
          <table:table-cell office:value-type="string" calcext:value-type="string">
            <text:p>Functional programming languages assume that type constructors are total. Yet functional programmers know better: counterexamples range from container types that make limiting assumptions about their contents (e.g., requiring computable equality or ordering functions) to type families with defining equations only over certain choices of arguments. We present a language design and formal theory of partial type constructors, capturing the domains of type constructors using qualified types. Our design is both simple and expressive: we support partial datatypes as first-class citizens (including as instances of parametric abstractions, such as the Haskell Functor and Monad classes), and show a simple type elaboration algorithm that avoids placing undue annotation burden on programmers. We show that our type system rejects ill-defined types and can be compiled to a semantic model based on System F. Finally, we have conducted an experimental analysis of a body of Haskell code, using a proof-of-concept implementation of our system; while there are cases where our system requires additional annotations, these cases are rarely encountered in practical Haskell code. © 2020 Copyright held by the owner/author(s).</text:p>
          </table:table-cell>
        </table:table-row>
        <table:table-row table:style-name="ro1">
          <table:table-cell office:value-type="string" calcext:value-type="string">
            <text:p>Kind inference for datatypes</text:p>
          </table:table-cell>
          <table:table-cell office:value-type="string" calcext:value-type="string">
            <text:p>https://www.scopus.com/inward/record.uri?eid=2-s2.0-85089767005&amp;doi=10.1145%2f3371121&amp;partnerID=40&amp;md5=aeb349f593a7f900c4e3a9a95d43185c</text:p>
          </table:table-cell>
          <table:table-cell office:value-type="string" calcext:value-type="string">
            <text:p>University of Hong Kong, Department of Computer Science, Hong Kong; Bryn Mawr College, Department of Computer Science, Bryn Mawr, PA, United States; Tweag I/O, United Kingdom</text:p>
          </table:table-cell>
          <table:table-cell office:value-type="string" calcext:value-type="string">
            <text:p>In recent years, languages like Haskell have seen a dramatic surge of new features that significantly extends the expressive power of their type systems. With these features, the challenge of kind inference for datatype declarations has presented itself and become a worthy research problem on its own. This paper studies kind inference for datatypes. Inspired by previous research on type-inference, we offer declarative specifications for what datatype declarations should be accepted, both for Haskell98 and for a more advanced system we call PolyKinds, based on the extensions in modern Haskell, including a limited form of dependent types. We believe these formulations to be novel and without precedent, even for Haskell98. These specifications are complemented with implementable algorithmic versions. We study soundness, completeness and the existence of principal kinds in these systems, proving the properties where they hold. This work can serve as a guide both to language designers who wish to formalize their datatype declarations and also to implementors keen to have principled inference of principal types. © 2020 Copyright held by the owner/author(s).</text:p>
          </table:table-cell>
        </table:table-row>
        <table:table-row table:style-name="ro1">
          <table:table-cell office:value-type="string" calcext:value-type="string">
            <text:p>Program synthesis by type-guided abstraction refinement</text:p>
          </table:table-cell>
          <table:table-cell office:value-type="string" calcext:value-type="string">
            <text:p>https://www.scopus.com/inward/record.uri?eid=2-s2.0-85089764068&amp;doi=10.1145%2f3371080&amp;partnerID=40&amp;md5=63c3057394209b154af686c8fde7f6d0</text:p>
          </table:table-cell>
          <table:table-cell office:value-type="string" calcext:value-type="string">
            <text:p>UC San Diego, United States</text:p>
          </table:table-cell>
          <table:table-cell office:value-type="string" calcext:value-type="string">
            <text:p>We consider the problem of type-directed component-based synthesis where, given a set of (typed) components and a query type, the goal is to synthesize a term that inhabits the query. Classical approaches based on proof search in intuitionistic logics do not scale up to the standard libraries of modern languages, which span hundreds or thousands of components. Recent graph reachability based methods proposed for Java do scale, but only apply to monomorphic data and components: polymorphic data and components infinitely explode the size of the graph that must be searched, rendering synthesis intractable. We introduce type-guided abstraction refinement (TYGAR), a new approach for scalable type-directed synthesis over polymorphic datatypes and components. Our key insight is that we can overcome the explosion by building a graph over abstract types which represent a potentially unbounded set of concrete types. We show how to use graph reachability to search for candidate terms over abstract types, and introduce a new algorithm that uses proofs of untypeability of ill-typed candidates to iteratively refine the abstraction until a well-typed result is found. We have implemented TYGAR in H+, a tool that takes as input a set of Haskell libraries and a query type, and returns a Haskell term that uses functions from the provided libraries to implement the query type. Our support for polymorphism allows H+ to work with higher-order functions and type classes, and enables more precise queries due to parametricity. We have evaluated H+ on 44 queries using a set of popular Haskell libraries with a total of 291 components. H+ returns an interesting solution within the first five results for 32 out of 44 queries. Our results show that TYGAR allows H+ to rapidly return well-typed terms, with the median time to first solution of just 1.4 seconds. Moreover, we observe that gains from iterative refinement over exhaustive enumeration are more pronounced on harder queries. © 2020 Copyright held by the owner/author(s).</text:p>
          </table:table-cell>
        </table:table-row>
        <table:table-row table:style-name="ro1">
          <table:table-cell office:value-type="string" calcext:value-type="string">
            <text:p>Liquidate your assets: Reasoning about resource usage in liquid haskell</text:p>
          </table:table-cell>
          <table:table-cell office:value-type="string" calcext:value-type="string">
            <text:p>https://www.scopus.com/inward/record.uri?eid=2-s2.0-85089758425&amp;doi=10.1145%2f3371092&amp;partnerID=40&amp;md5=c731050432c0402100507062ae2a92d6</text:p>
          </table:table-cell>
          <table:table-cell office:value-type="string" calcext:value-type="string">
            <text:p>University of Nottingham, United Kingdom; IMDEA Software Institute, Spain</text:p>
          </table:table-cell>
          <table:table-cell office:value-type="string" calcext:value-type="string">
            <text:p>Liquid Haskell is an extension to the type system of Haskell that supports formal reasoning about program correctness by encoding logical properties as refinement types. In this article, we show how Liquid Haskell can also be used to reason about program efficiency in the same setting. We use the system's existing verification machinery to ensure that the results of our cost analysis are valid, together with custom invariants for particular program contexts to ensure that the results of our analysis are precise. To illustrate our approach, we analyse the efficiency of a wide range of popular data structures and algorithms, and in doing so, explore various notions of resource usage. Our experience is that reasoning about efficiency in Liquid Haskell is often just as simple as reasoning about correctness, and that the two can naturally be combined. © 2020 Copyright held by the owner/author(s).</text:p>
          </table:table-cell>
        </table:table-row>
        <table:table-row table:style-name="ro1">
          <table:table-cell office:value-type="string" calcext:value-type="string">
            <text:p>Modular Inference of Linear Types for Multiplicity-Annotated Arrows</text:p>
          </table:table-cell>
          <table:table-cell office:value-type="string" calcext:value-type="string">
            <text:p>https://www.scopus.com/inward/record.uri?eid=2-s2.0-85083972594&amp;doi=10.1007%2f978-3-030-44914-8_17&amp;partnerID=40&amp;md5=abbaa935512cd35721c313b6711a4f28</text:p>
          </table:table-cell>
          <table:table-cell office:value-type="string" calcext:value-type="string">
            <text:p>Graduate School of Information Sciences, Tohoku University, Sendai, 980-8579, Japan</text:p>
          </table:table-cell>
          <table:table-cell office:value-type="string" calcext:value-type="string">
            <text:p>Bernardy et al. [2018] proposed a linear type system as a core type system of Linear Haskell. In the system, linearity is represented by annotated arrow types, where m denotes the multiplicity of the argument. Thanks to this representation, existing non-linear code typechecks as it is, and newly written linear code can be used with existing non-linear code in many cases. However, little is known about the type inference of. Although the Linear Haskell implementation is equipped with type inference, its algorithm has not been formalized, and the implementation often fails to infer principal types, especially for higher-order functions. In this paper, based on OutsideIn(X) [Vytiniotis et al., 2011], we propose an inference system for a rank 1 qualified-typed variant of, which infers principal types. A technical challenge in this new setting is to deal with ambiguous types inferred by naive qualified typing. We address this ambiguity issue through quantifier elimination and demonstrate the effectiveness of the approach with examples. © 2020, The Author(s).</text:p>
          </table:table-cell>
        </table:table-row>
        <table:table-row table:style-name="ro1">
          <table:table-cell office:value-type="string" calcext:value-type="string">
            <text:p>A Language Feature to Unbundle Data at Will (Short Paper)</text:p>
          </table:table-cell>
          <table:table-cell office:value-type="string" calcext:value-type="string">
            <text:p>https://www.scopus.com/inward/record.uri?eid=2-s2.0-85077023333&amp;doi=10.1145%2f3357765.3359523&amp;partnerID=40&amp;md5=3699239b1bdce27e1884c9d4881ed831</text:p>
          </table:table-cell>
          <table:table-cell office:value-type="string" calcext:value-type="string">
            <text:p>McMaster University, Hamilton, Canada</text:p>
          </table:table-cell>
          <table:table-cell office:value-type="string" calcext:value-type="string">
            <text:p>Programming languages with sufficiently expressive type systems provide users with different means of data 'bundling'. Specifically, in dependently-Typed languages such as Agda, Coq, Lean and Idris, one can choose to encode information in a record either as a parameter or a field. For example, we can speak of graphs over a particular vertex set, or speak of arbitrary graphs where the vertex set is a component. These create isomorphic types, but differ with respect to intended use. Traditionally, a library designer would make this choice (between parameters and fields); if a user wants a different variant, they are forced to build conversion utilities, as well as duplicate functionality. For a graph data type, if a library only provides a Haskell-like typeclass view of graphs over a vertex set, yet a user wishes to work with the category of graphs, they must now package a vertex set as a component in a record along with a graph over that set. We design and implement a language feature that allows both the library designer and the user to make the choice of information exposure only when necessary, and otherwise leave the distinguishing line between parameters and fields unspecified. Our language feature is currently implemented as a prototype meta-program incorporated into Agda's Emacs ecosystem, in a way that is unobtrusive to Agda users. Copyright © 2019 by the Association for Computing Machinery, Inc. (ACM).</text:p>
          </table:table-cell>
        </table:table-row>
        <table:table-row table:style-name="ro1">
          <table:table-cell office:value-type="string" calcext:value-type="string">
            <text:p>Developing a monadic type checker for an object-oriented language: An experience report</text:p>
          </table:table-cell>
          <table:table-cell office:value-type="string" calcext:value-type="string">
            <text:p>https://www.scopus.com/inward/record.uri?eid=2-s2.0-85076785647&amp;doi=10.1145%2f3357766.3359545&amp;partnerID=40&amp;md5=c68ce16d0ac808f4206191bb3a2c7dcc</text:p>
          </table:table-cell>
          <table:table-cell office:value-type="string" calcext:value-type="string">
            <text:p>Software and Computer Systems, KTH Royal Institute of Technology, Sweden; Information Technology, Uppsala University, Sweden</text:p>
          </table:table-cell>
          <table:table-cell office:value-type="string" calcext:value-type="string">
            <text:p>Functional programming languages are well-suited for developing compilers, and compilers for functional languages are often themselves written in a functional language. Functional abstractions, such as monads, allow abstracting away some of the repetitive structure of a compiler, removing boilerplate code and making extensions simpler. Even so, functional languages are rarely used to implement compilers for languages of other paradigms. This paper reports on the experience of a four-year long project where we developed a compiler for a concurrent, object-oriented language using the functional language Haskell. The focus of the paper is the implementation of the type checker, but the design works well in static analysis tools, such as tracking uniqueness of variables to ensure data-race freedom. The paper starts from a simple type checker to which we add more complex features, such as type state, with minimal changes to the overall initial design. © 2019 Copyright held by the owner/author(s).</text:p>
          </table:table-cell>
        </table:table-row>
        <table:table-row table:style-name="ro1">
          <table:table-cell office:value-type="string" calcext:value-type="string">
            <text:p>Generating a fluent api with syntax checking from an LR grammar</text:p>
          </table:table-cell>
          <table:table-cell office:value-type="string" calcext:value-type="string">
            <text:p>https://www.scopus.com/inward/record.uri?eid=2-s2.0-85093651201&amp;doi=10.1145%2f3360560&amp;partnerID=40&amp;md5=2944e65ffd08e6c86e8ec0593beb5845</text:p>
          </table:table-cell>
          <table:table-cell office:value-type="string" calcext:value-type="string">
            <text:p>University of Tokyo, Graduate School of Information Science and Technology, Japan</text:p>
          </table:table-cell>
          <table:table-cell office:value-type="string" calcext:value-type="string">
            <text:p>This paper proposes a fluent API generator for Scala, Haskell, and C++. It receives a grammar definition and generates a code skeleton of the library in the host programming language. The generated library is accessed through a chain of method calls; this style of API is called a fluent API. The library uses the host-language type checker to detect an invalid chain of method calls. Each method call is regarded as a lexical token in the embedded domain specific language implemented by that library. A sequence of the lexical tokens is checked and, if the sequence is not acceptable by the grammar, a type error is reported during compilation time. A contribution of this paper is to present an algorithm for generating the code-skeleton for a fluent API that reports a type error when a chain of method calls to the library does not match the given LR grammar. Our algorithm works in Scala, Haskell, and C++. To encode LR parsing, it uses the method/function overloading available in those languages. It does not need an advanced type system, or exponential compilation time or memory consumption. This paper also presents our implementation of the proposed generator. © 2019 Association for Computing Machinery. All rights reserved.</text:p>
          </table:table-cell>
        </table:table-row>
        <table:table-row table:style-name="ro1">
          <table:table-cell office:value-type="string" calcext:value-type="string">
            <text:p>A Block Design for Introductory Functional Programming in Haskell</text:p>
          </table:table-cell>
          <table:table-cell office:value-type="string" calcext:value-type="string">
            <text:p>https://www.scopus.com/inward/record.uri?eid=2-s2.0-85078093466&amp;doi=10.1109%2fBB48857.2019.8941214&amp;partnerID=40&amp;md5=41ea30501267ed2642703edb4119bf53</text:p>
          </table:table-cell>
          <table:table-cell office:value-type="string" calcext:value-type="string">
            <text:p>University of Portsmouth, School of Computing, United Kingdom</text:p>
          </table:table-cell>
          <table:table-cell office:value-type="string" calcext:value-type="string">
            <text:p>This paper describes the visual design of blocks for editing code in the functional language Haskell. The aim of the proposed blocks-based environment is to support students' initial steps in learning functional programming. Expression blocks and slots are shaped to ensure constructed code is both syntactically correct and preserves conventional use of whitespace. The design aims to help students learn Haskell's sophisticated type system which is often regarded as challenging for novice functional programmers. Types are represented using text, color and shape, and empty slots indicate valid argument types in order to ensure that constructed code is well-Typed. © 2019 IEEE.</text:p>
          </table:table-cell>
        </table:table-row>
        <table:table-row table:style-name="ro1">
          <table:table-cell office:value-type="string" calcext:value-type="string">
            <text:p>Structure verification of deep neural networks at compilation time using dependent types</text:p>
          </table:table-cell>
          <table:table-cell office:value-type="string" calcext:value-type="string">
            <text:p>https://www.scopus.com/inward/record.uri?eid=2-s2.0-85075853062&amp;doi=10.1145%2f3355378.3355379&amp;partnerID=40&amp;md5=54d3c9863babd0c100655fe264593489</text:p>
          </table:table-cell>
          <table:table-cell office:value-type="string" calcext:value-type="string">
            <text:p>Instituto de Computación, Universidad de la República, Montevideo, Uruguay</text:p>
          </table:table-cell>
          <table:table-cell office:value-type="string" calcext:value-type="string">
            <text:p>This paper presents TensorSafe, a dependently typed Haskell library which makes possible the definition and structural validation of deep neural networks architectures. Nowadays, the development process of deep learning models has been notably simplified due to the availability of sophisticated tools in the industry. However, most of these tools do not provide any security controls at compilation time, making the developers deal with unexpected run-time errors and uncertainties. In particular, validating the structure of deep neural networks at compilation time is a complex subject which involves the mathematical validation of all operations that a deep learning model will perform. Moreover, this structural checking requires an advanced usage of types systems theories to manipulate abstract type definitions capable of modeling neural networks constructions. Many different programming techniques were involved in the specification of TensorSafe. Primarily, the application of the functional programming paradigm and the use of dependent types were of great importance for the development process and to probe the correctness of the neural network models. The experimental evaluation showed that by using TensorSafe it is possible to correctly create well known deep neural network architectures, such like MNIST or ResNet50. © 2019 Copyright held by the owner/author(s). Publication rights licensed to ACM.</text:p>
          </table:table-cell>
        </table:table-row>
        <table:table-row table:style-name="ro1">
          <table:table-cell office:value-type="string" calcext:value-type="string">
            <text:p>G2Q: Haskell constraint solving</text:p>
          </table:table-cell>
          <table:table-cell office:value-type="string" calcext:value-type="string">
            <text:p>https://www.scopus.com/inward/record.uri?eid=2-s2.0-85072572437&amp;doi=10.1145%2f3331545.3342590&amp;partnerID=40&amp;md5=ca093edc8111e285c5f304d453a10dc4</text:p>
          </table:table-cell>
          <table:table-cell office:value-type="string" calcext:value-type="string">
            <text:p>Computer Science, Yale University, United States</text:p>
          </table:table-cell>
          <table:table-cell office:value-type="string" calcext:value-type="string">
            <text:p>Constraint solvers give programmers a useful interface to solve challenging constraints at runtime. In particular, SMT solvers have been used for a vast variety of different, useful applications, ranging from strengthening Haskell's type system to verifying network protocols. Unfortunately, interacting with constraint solvers directly from Haskell requires a great deal of manual effort. Data must be represented in and translated between two forms: that understood by Haskell, and that understood by the SMT solver. Such a translation is often done via printing and parsing text, meaning that any notion of type safety is lost. Furthermore, direct translations are rarely sufficient, as it typically takes many iterations on a design in order to get optimal - or even acceptable - performance from a SMT solver on large scale problems. This need for iteration complicates the translation issue: it is easy to introduce a runtime bug and frustrating to fix said bug. To address these problems, we introduce a new constraint solving library, G2Q. G2Q includes a quasiquoter that allows solving constraints written in Haskell itself, thus unifying data representation, ensuring correct typing, and simplifying development iteration. We describe the API to our library and its backend. Rather than a direct translation to SMT formulas, G2Q makes use of the G2 symbolic execution engine. This allows G2Q to solve problems that are out of scope when directly encoded as SMT formulas. Finally, we demonstrate the usability of G2Q via four example programs. © 2019 Copyright held by the owner/author(s). Publication rights licensed to ACM.</text:p>
          </table:table-cell>
        </table:table-row>
        <table:table-row table:style-name="ro1">
          <table:table-cell office:value-type="string" calcext:value-type="string">
            <text:p>Multi-stage Programs in Context</text:p>
          </table:table-cell>
          <table:table-cell office:value-type="string" calcext:value-type="string">
            <text:p>https://www.scopus.com/inward/record.uri?eid=2-s2.0-85072569016&amp;doi=10.1145%2f3331545.3342597&amp;partnerID=40&amp;md5=077439ffd8fa6951d9b7e8f328c39341</text:p>
          </table:table-cell>
          <table:table-cell office:value-type="string" calcext:value-type="string">
            <text:p>University of Bristol, United Kingdom; Imperial College London, United Kingdom</text:p>
          </table:table-cell>
          <table:table-cell office:value-type="string" calcext:value-type="string">
            <text:p>Cross-stage persistence is an essential aspect of multi-stage programming that allows a value defined in one stage to be available in another. However, difficulty arises when implicit information held in types, type classes and implicit parameters needs to be persisted. Without a careful treatment of such implicit information-which are pervasive in Haskell-subtle yet avoidable bugs lurk beneath the surface. This paper demonstrates that in multi-stage programming care must be taken when representing quoted terms so that important implicit information is kept in context and not discarded. The approach is formalised with a type-system, and an implementation in GHC is presented that fixes problems of the previous incarnation. © 2019 Association for Computing Machinery. ACM ISBN 978-1-4503-6813-1/19/08...$15.00</text:p>
          </table:table-cell>
        </table:table-row>
        <table:table-row table:style-name="ro1">
          <table:table-cell office:value-type="string" calcext:value-type="string">
            <text:p>A mechanical formalization of higher-ranked polymorphic type inference</text:p>
          </table:table-cell>
          <table:table-cell office:value-type="string" calcext:value-type="string">
            <text:p>https://www.scopus.com/inward/record.uri?eid=2-s2.0-85093342205&amp;doi=10.1145%2f3341716&amp;partnerID=40&amp;md5=a226bf13f35d99178f0c3225cbb0a5b0</text:p>
          </table:table-cell>
          <table:table-cell office:value-type="string" calcext:value-type="string">
            <text:p>Department of Computer Science, University of Hong Kong, Hong Kong, Hong Kong; Department of Computer Science, KU Leuven, Leuven, Belgium</text:p>
          </table:table-cell>
          <table:table-cell office:value-type="string" calcext:value-type="string">
            <text:p>Modern functional programming languages, such as Haskell or OCaml, use sophisticated forms of type inference. While an important topic in the Programming Languages research, there is little work on the mechanization of the metatheory of type inference in theorem provers. In particular we are unaware of any complete formalization of the type inference algorithms that are the backbone of modern functional languages. This paper presents the first full mechanical formalization of the metatheory for higher-ranked polymorphic type inference. The system that we formalize is the bidirectional type system by Dunfield and Krishnaswami (DK). The DK type system has two variants (a declarative and an algorithmic one) that have been manually proven sound, complete and decidable. We present a mechanical formalization in the Abella theorem prover of DK's declarative type system with a novel algorithmic system. We have a few reasons to use a new algorithm. Firstly, our new algorithm employs worklist judgments, which precisely capture the scope of variables and simplify the formalization of scoping in a theorem prover. Secondly, while DK's original formalization comes with very well-written manual proofs, there are several details missing and some incorrect proofs, which complicate the task of writing a mechanized proof. Despite the use of a different algorithm we prove the same results as DK, although with significantly different proofs and proof techniques. Since such type inference algorithms are quite subtle and have a complex metatheory, mechanical formalizations are an important advance in type-inference research. © 2019 Association for Computing Machinery.</text:p>
          </table:table-cell>
        </table:table-row>
        <table:table-row table:style-name="ro1">
          <table:table-cell office:value-type="string" calcext:value-type="string">
            <text:p>Dependently typed haskell in industry (experience report)</text:p>
          </table:table-cell>
          <table:table-cell office:value-type="string" calcext:value-type="string">
            <text:p>https://www.scopus.com/inward/record.uri?eid=2-s2.0-85092006654&amp;doi=10.1145%2f3341704&amp;partnerID=40&amp;md5=695ba6f33025a35dbc390619d0f41b6b</text:p>
          </table:table-cell>
          <table:table-cell office:value-type="string" calcext:value-type="string">
            <text:p>Galois, Inc., United States</text:p>
          </table:table-cell>
          <table:table-cell office:value-type="string" calcext:value-type="string">
            <text:p>Recent versions of the Haskell compiler GHC have a number of advanced features that allow many idioms from dependently typed programming to be encoded. We describe our experiences using this “dependently typed Haskellž to construct a performance-critical library that is a key component in a number of verification tools. We have discovered that it can be done, and it brings significant value, but also at a high cost. In this experience report, we describe the ways in which programming at the edge of what is expressible in Haskell's type system has brought us value, the difficulties that it has imposed, and some of the ways we coped with the difficulties. © 2019 Copyright held by the owner/author(s).</text:p>
          </table:table-cell>
        </table:table-row>
        <table:table-row table:style-name="ro1">
          <table:table-cell office:value-type="string" calcext:value-type="string">
            <text:p>A role for dependent types in haskell</text:p>
          </table:table-cell>
          <table:table-cell office:value-type="string" calcext:value-type="string">
            <text:p>https://www.scopus.com/inward/record.uri?eid=2-s2.0-85089757858&amp;doi=10.1145%2f3341705&amp;partnerID=40&amp;md5=ec8d49a7f3b6cf12103016649dfec8fb</text:p>
          </table:table-cell>
          <table:table-cell office:value-type="string" calcext:value-type="string">
            <text:p>Computer and Information Science, University of Pennsylvania, 3330 Walnut St, Philadelphia, PA <text:s/>19104, United States; Computer Science, Bryn Mawr College, 101 N. Merion Ave, Bryn Mawr, PA <text:s/>19010, United States</text:p>
          </table:table-cell>
          <table:table-cell office:value-type="string" calcext:value-type="string">
            <text:p>Modern Haskell supports zero-cost coercions, a mechanism where types that share the same run-time representation may be freely converted between. To make sure such conversions are safe and desirable, this feature relies on a mechanism of roles to prohibit invalid coercions. In this work, we show how to incorporate roles into dependent types systems and prove, using the Coq proof assistant, that the resulting system is sound. We have designed this work as a foundation for the addition of dependent types to the Glasgow Haskell Compiler, but we also expect that it will be of use to designers of other dependently-typed languages who might want to adopt Haskell's safe coercions feature. © 2019 Copyright held by the owner/author(s).</text:p>
          </table:table-cell>
        </table:table-row>
        <table:table-row table:style-name="ro1">
          <table:table-cell office:value-type="string" calcext:value-type="string">
            <text:p>Lazy counterfactual symbolic execution</text:p>
          </table:table-cell>
          <table:table-cell office:value-type="string" calcext:value-type="string">
            <text:p>https://www.scopus.com/inward/record.uri?eid=2-s2.0-85067661991&amp;doi=10.1145%2f3314221.3314618&amp;partnerID=40&amp;md5=cf175e480bd7e1fcb33deaefe7a20143</text:p>
          </table:table-cell>
          <table:table-cell office:value-type="string" calcext:value-type="string">
            <text:p>Computer Science, Yale University, United States; Computer Science and Engg, University of Califonia, San Diego, United States</text:p>
          </table:table-cell>
          <table:table-cell office:value-type="string" calcext:value-type="string">
            <text:p>We present counterfactual symbolic execution, a new approach that produces counterexamples that localize the causes of failure of static verification. First, we develop a notion of symbolic weak head normal form and use it to define lazy symbolic execution reduction rules for non-strict languages like Haskell. Second, we introduce counterfactual branching, a new method to identify places where verification fails due to imprecise specifications (as opposed to incorrect code). Third, we show how to use counterfactual symbolic execution to localize refinement type errors, by translating refinement types into assertions. We implement our approach in a new Haskell symbolic execution engine, G2, and evaluate it on a corpus of 7550 errors gathered from users of the LiquidHaskell refinement type system. We show that for 97.7% of these errors, G2 is able to quickly find counterexamples that show how the code or specifications must be fixed to enable verification. © 2019 Copyright held by the owner/author(s). Publication rights licensed to ACM.</text:p>
          </table:table-cell>
        </table:table-row>
        <table:table-row table:style-name="ro1">
          <table:table-cell office:value-type="string" calcext:value-type="string">
            <text:p>Sound and complete bidirectional typechecking for higher-rank polymorphism with existentials and indexed types</text:p>
          </table:table-cell>
          <table:table-cell office:value-type="string" calcext:value-type="string">
            <text:p>https://www.scopus.com/inward/record.uri?eid=2-s2.0-85120112920&amp;doi=10.1145%2f3290322&amp;partnerID=40&amp;md5=4bb74b0b15c54d00d5785b8a65a553c4</text:p>
          </table:table-cell>
          <table:table-cell office:value-type="string" calcext:value-type="string">
            <text:p>Queen's University, Goodwin Hall 557, Kingston, ON <text:s/>K7L 2N8, Canada; University of Cambridge, Computer Laboratory, William Gates Building, Cambridge, CB3 0FD, United Kingdom</text:p>
          </table:table-cell>
          <table:table-cell office:value-type="string" calcext:value-type="string">
            <text:p>Bidirectional typechecking, in which terms either synthesize a type or are checked against a known type, has become popular for its applicability to a variety of type systems, its error reporting, and its ease of implementation. Following principles from proof theory, bidirectional typing can be applied to many type constructs. The principles underlying a bidirectional approach to indexed types (generalized algebraic datatypes) are less clear. Building on proof-theoretic treatments of equality, we give a declarative specification of typing based on focalization. This approach permits declarative rules for coverage of pattern matching, as well as support for first-class existential types using a focalized subtyping judgment. We use refinement types to avoid explicitly passing equality proofs in our term syntax, making our calculus similar to languages such as Haskell and OCaml. We also extend the declarative specification with an explicit rules for deducing when a type is principal, permitting us to give a complete declarative specification for a rich type system with significant type inference. We also give a set of algorithmic typing rules, and prove that it is sound and complete with respect to the declarative system. The proof requires a number of technical innovations, including proving soundness and completeness in a mutually recursive fashion. © 2019 Copyright held by the owner/author(s).</text:p>
          </table:table-cell>
        </table:table-row>
        <table:table-row table:style-name="ro1">
          <table:table-cell office:value-type="string" calcext:value-type="string">
            <text:p>Pure iso-type systems</text:p>
          </table:table-cell>
          <table:table-cell office:value-type="string" calcext:value-type="string">
            <text:p>https://www.scopus.com/inward/record.uri?eid=2-s2.0-85072342502&amp;doi=10.1017%2fS0956796819000108&amp;partnerID=40&amp;md5=494597e6b16fc8657c72b47f1e4750d1</text:p>
          </table:table-cell>
          <table:table-cell office:value-type="string" calcext:value-type="string">
            <text:p>University of Hong Kong, Pokfulam, Hong Kong</text:p>
          </table:table-cell>
          <table:table-cell office:value-type="string" calcext:value-type="string">
            <text:p>Traditional designs for functional languages (such as Haskell or ML) have separate sorts of syntax for terms and types. In contrast, many dependently typed languages use a unified syntax that accounts for both terms and types. Unified syntax has some interesting advantages over separate syntax, including less duplication of concepts, and added expressiveness. However, integrating unrestricted general recursion in calculi with unified syntax is challenging when some level of type-level computation is present, since properties such as decidable type-checking are easily lost. This paper presents a family of calculi called pure iso-type systems (PITSs), which employs unified syntax, supports general recursion and preserves decidable type-checking. PITS is comparable in simplicity to pure type systems (PTSs), and is useful to serve as a foundation for functional languages that stand in-between traditional ML-like languages and fully blown dependently typed languages. In PITS, recursion and recursive types are completely unrestricted and type equality is simply based on alpha-equality, just like traditional ML-style languages. However, like most dependently typed languages, PITS uses unified syntax, naturally supporting many advanced type system features. Instead of implicit type conversion, PITS provides a generalization of iso-recursive types called iso-types. Iso-types replace the conversion rule typically used in dependently typed calculus and make every type-level computation explicit via cast operators. Iso-types avoid the complexity of explicit equality proofs employed in other approaches with casts. We study three variants of PITS that differ on the reduction strategy employed by the cast operators: call-by-name, call-by-value and parallel reduction. One key finding is that while using call-by-value or call-by-name reduction in casts loses some expressive power, it allows those variants of PITS to have simple and direct operational semantics and proofs. In contrast, the variant of PITS with parallel reduction retains the expressive power of PTS conversion, at the cost of a more complex metatheory. © Cambridge University Press 2019.</text:p>
          </table:table-cell>
        </table:table-row>
        <table:table-row table:style-name="ro1">
          <table:table-cell office:value-type="string" calcext:value-type="string">
            <text:p>A Dependently Typed Library for Static Information-Flow Control in Idris</text:p>
          </table:table-cell>
          <table:table-cell office:value-type="string" calcext:value-type="string">
            <text:p>https://www.scopus.com/inward/record.uri?eid=2-s2.0-85064922463&amp;doi=10.1007%2f978-3-030-17138-4_3&amp;partnerID=40&amp;md5=9586c08bbe16b469bc8cbc12b7fd8197</text:p>
          </table:table-cell>
          <table:table-cell office:value-type="string" calcext:value-type="string">
            <text:p>Aarhus University, Aarhus, Denmark</text:p>
          </table:table-cell>
          <table:table-cell office:value-type="string" calcext:value-type="string">
            <text:p>Safely integrating third-party code in applications while protecting the confidentiality of information is a long-standing problem. Pure functional programming languages, like Haskell, make it possible to enforce lightweight information-flow control through libraries like MAC by Russo. This work presents DepSec, a MAC inspired, dependently typed library for static information-flow control in Idris. We showcase how adding dependent types increases the expressiveness of state-of-the-art static information-flow control libraries and how DepSec matches a special-purpose dependent information-flow type system on a key example. Finally, we show novel and powerful means of specifying statically enforced declassification policies using dependent types. © The Author(s) 2019.</text:p>
          </table:table-cell>
        </table:table-row>
        <table:table-row table:style-name="ro1">
          <table:table-cell office:value-type="string" calcext:value-type="string">
            <text:p>Improving typeclass relations by being open</text:p>
          </table:table-cell>
          <table:table-cell office:value-type="string" calcext:value-type="string">
            <text:p>https://www.scopus.com/inward/record.uri?eid=2-s2.0-85084857358&amp;doi=10.1145%2f3242744.3242751&amp;partnerID=40&amp;md5=8dad276beb22316328684500491f7c38</text:p>
          </table:table-cell>
          <table:table-cell office:value-type="string" calcext:value-type="string">
            <text:p>CIFASIS-CONICET, Rosario, Argentina; Universidad Nacional de Rosario, Rosario, Argentina</text:p>
          </table:table-cell>
          <table:table-cell office:value-type="string" calcext:value-type="string">
            <text:p>Mathematical concepts such as monads, functors, monoids, and semigroups are expressed in Haskell as typeclasses. Therefore, in order to exploit relations such as "every monad is a functor", and "every monoid is a semigroup", we need to be able to also express relations between typeclasses. Currently, the only way to do so is using superclasses. However, superclasses can be problematic due to their closed nature. Adding a superclass implies modifying the subclass' definition, which is either impossible if one does not own such code, or painful as it requires cascading changes and the introduction of boilerplate throughout the codebase. In this article, we introduce class morphisms, a way to relate classes in an open fashion, without changing class definitions. We show how class morphisms improve the expressivity, conciseness, and maintainability of code. Further, we show how to implement them while maintaining canonicity and coherence, two key properties of the Haskell type system. Extending a typechecker with class morphisms amounts to adding an elaboration phase and is an unintrusive change. We back this claim with a prototype extension of GHC. © 2018 ACM.</text:p>
          </table:table-cell>
        </table:table-row>
        <table:table-row table:style-name="ro1">
          <table:table-cell office:value-type="string" calcext:value-type="string">
            <text:p>Ghosts of departed proofs (functional pearl)</text:p>
          </table:table-cell>
          <table:table-cell office:value-type="string" calcext:value-type="string">
            <text:p>https://www.scopus.com/inward/record.uri?eid=2-s2.0-85084825615&amp;doi=10.1145%2f3242744.3242755&amp;partnerID=40&amp;md5=6e5489fb4fca64593aad8764861a3e1f</text:p>
          </table:table-cell>
          <table:table-cell office:value-type="string" calcext:value-type="string">
            <text:p>Kataskeue LLC, Input Output HK, Ithaca, NY, United States</text:p>
          </table:table-cell>
          <table:table-cell office:value-type="string" calcext:value-type="string">
            <text:p>Library authors often are faced with a design choice: should a function with preconditions be implemented as a partial function, or by returning a failure condition on incorrect use? Neither option is ideal. Partial functions lead to frustrating run-time errors. Failure conditions must be checked at the use-site, placing an unfair tax on the users who have ensured that the function's preconditions were correctly met. In this paper, we introduce an API design concept called "ghosts of departed proofs" based on the following observation: sophisticated preconditions can be encoded in Haskell's type system with no run-time overhead, by using proofs that inhabit phantom type parameters attached to newtype wrappers. The user expresses correctness arguments by constructing proofs to inhabit these phantom types. Critically, this technique allows the library user to decide when and how to validate that the API's preconditions are met. The "ghosts of departed proofs" approach to API design can achieve many of the benefits of dependent types and refinement types, yet only requires some minor and well-understood extensions to Haskell 2010. We demonstrate the utility of this approach through a series of case studies, showing how to enforce novel invariants for lists, maps, graphs, shared memory regions, and more. © 2018 ACM.</text:p>
          </table:table-cell>
        </table:table-row>
        <table:table-row table:style-name="ro1">
          <table:table-cell office:value-type="string" calcext:value-type="string">
            <text:p>Coherent explicit dictionary application for Haskell</text:p>
          </table:table-cell>
          <table:table-cell office:value-type="string" calcext:value-type="string">
            <text:p>https://www.scopus.com/inward/record.uri?eid=2-s2.0-85084799652&amp;doi=10.1145%2f3242744.3242752&amp;partnerID=40&amp;md5=21a89ce232f4039dcaa094cbf06defd9</text:p>
          </table:table-cell>
          <table:table-cell office:value-type="string" calcext:value-type="string">
            <text:p>Imec-DistriNet, KU Leuven, Belgium</text:p>
          </table:table-cell>
          <table:table-cell office:value-type="string" calcext:value-type="string">
            <text:p>Type classes are one of Haskell's most popular features and extend its type system with ad-hoc polymorphism. Since their conception, there were useful features that could not be offered because of the desire to offer two correctness properties: coherence and global uniqueness of instances. Coherence essentially guarantees that program semantics are independent from type-checker internals. Global uniqueness of instances is relied upon by libraries for enforcing, for example, that a single order relation is used for all manipulations of an ordered binary tree. The features that could not be offered include explicit dictionary application and local instances, which would be highly useful in practice. In this paper, we propose a new design for offering explicit dictionary application, without compromising coherence and global uniqueness. We introduce a novel criterion based on GHC's type argument roles to decide when a dictionary application is safe with respect to global uniqueness of instances. We preserve coherence by detecting potential sources of incoherence, and prove it formally. Moreover, our solution makes it possible to use local dictionaries. In addition to developing our ideas formally, we have implemented a working prototype in GHC. © 2018 ACM.</text:p>
          </table:table-cell>
        </table:table-row>
        <table:table-row table:style-name="ro1">
          <table:table-cell office:value-type="string" calcext:value-type="string">
            <text:p>Improving typeclass relations by being open</text:p>
          </table:table-cell>
          <table:table-cell office:value-type="string" calcext:value-type="string">
            <text:p>https://www.scopus.com/inward/record.uri?eid=2-s2.0-85056739997&amp;doi=10.1145%2f3242744.3242751&amp;partnerID=40&amp;md5=14402e9f0eb46afc2c3692e4bf5f4cdc</text:p>
          </table:table-cell>
          <table:table-cell office:value-type="string" calcext:value-type="string">
            <text:p>CIFASIS-CONICET Rosario, Argentina; Universidad Nacional de Rosario Rosario, Argentina</text:p>
          </table:table-cell>
          <table:table-cell office:value-type="string" calcext:value-type="string">
            <text:p>Mathematical concepts such as monads, functors, monoids, and semigroups are expressed in Haskell as typeclasses. Therefore, in order to exploit relations such as “every monad is a functor”, and “every monoid is a semigroup”, we need to be able to also express relations between typeclasses. Currently, the only way to do so is using superclasses. However, superclasses can be problematic due to their closed nature. Adding a superclass implies modifying the subclass' definition, which is either impossible if one does not own such code, or painful as it requires cascading changes and the introduction of boilerplate throughout the codebase. In this article, we introduce class morphisms, a way to relate classes in an open fashion, without changing class definitions. We show how class morphisms improve the expressivity, conciseness, and maintainability of code. Further, we show how to implement them while maintaining canonicity and coherence, two key properties of the Haskell type system. Extending a typechecker with class morphisms amounts to adding an elaboration phase and is an unintrusive change. We back this claim with a prototype extension of GHC. © 2018 Copyright held by the owner/author(s). Publication rights licensed to ACM.</text:p>
          </table:table-cell>
        </table:table-row>
        <table:table-row table:style-name="ro1">
          <table:table-cell office:value-type="string" calcext:value-type="string">
            <text:p>Ghosts of departed proofs (functional pearl)</text:p>
          </table:table-cell>
          <table:table-cell office:value-type="string" calcext:value-type="string">
            <text:p>https://www.scopus.com/inward/record.uri?eid=2-s2.0-85056705092&amp;doi=10.1145%2f3242744.3242755&amp;partnerID=40&amp;md5=8345f5f15c87cb356b6ffbe572a2995f</text:p>
          </table:table-cell>
          <table:table-cell office:value-type="string" calcext:value-type="string">
            <text:p>Kataskeue LLC, Input Output HK, Ithaca, NY, United States</text:p>
          </table:table-cell>
          <table:table-cell office:value-type="string" calcext:value-type="string">
            <text:p>Library authors often are faced with a design choice: should a function with preconditions be implemented as a partial function, or by returning a failure condition on incorrect use? Neither option is ideal. Partial functions lead to frustrating run-time errors. Failure conditions must be checked at the use-site, placing an unfair tax on the users who have ensured that the function's preconditions were correctly met. In this paper, we introduce an API design concept called “ghosts of departed proofs” based on the following observation: sophisticated preconditions can be encoded in Haskell's type system with no run-time overhead, by using proofs that inhabit phantom type parameters attached to newtype wrappers. The user expresses correctness arguments by constructing proofs to inhabit these phantom types. Critically, this technique allows the library user to decide when and how to validate that the API's preconditions are met. The “ghosts of departed proofs” approach to API design can achieve many of the benefits of dependent types and refinement types, yet only requires some minor and well-understood extensions to Haskell 2010. We demonstrate the utility of this approach through a series of case studies, showing how to enforce novel invariants for lists, maps, graphs, shared memory regions, and more. © 2018 Copyright held by the owner/author(s). Publication rights licensed to ACM.</text:p>
          </table:table-cell>
        </table:table-row>
        <table:table-row table:style-name="ro1">
          <table:table-cell office:value-type="string" calcext:value-type="string">
            <text:p>Coherent explicit dictionary application for Haskell</text:p>
          </table:table-cell>
          <table:table-cell office:value-type="string" calcext:value-type="string">
            <text:p>https://www.scopus.com/inward/record.uri?eid=2-s2.0-85056704763&amp;doi=10.1145%2f3242744.3242752&amp;partnerID=40&amp;md5=8d151f6ff76fc78ffcf9e3fb5f7f7b0a</text:p>
          </table:table-cell>
          <table:table-cell office:value-type="string" calcext:value-type="string">
            <text:p>imec-DistriNet, KU Leuven, Belgium</text:p>
          </table:table-cell>
          <table:table-cell office:value-type="string" calcext:value-type="string">
            <text:p>Type classes are one of Haskell's most popular features and extend its type system with ad-hoc polymorphism. Since their conception, there were useful features that could not be offered because of the desire to offer two correctness properties: coherence and global uniqueness of instances. Coherence essentially guarantees that program semantics are independent from type-checker internals. Global uniqueness of instances is relied upon by libraries for enforcing, for example, that a single order relation is used for all manipulations of an ordered binary tree. The features that could not be offered include explicit dictionary application and local instances, which would be highly useful in practice. In this paper, we propose a new design for offering explicit dictionary application, without compromising coherence and global uniqueness. We introduce a novel criterion based on GHC's type argument roles to decide when a dictionary application is safe with respect to global uniqueness of instances. We preserve coherence by detecting potential sources of incoherence, and prove it formally. Moreover, our solution makes it possible to use local dictionaries. In addition to developing our ideas formally, we have implemented a working prototype in GHC. © 2018 Copyright held by the owner/author(s). Publication rights licensed to ACM.</text:p>
          </table:table-cell>
        </table:table-row>
        <table:table-row table:style-name="ro1">
          <table:table-cell office:value-type="string" calcext:value-type="string">
            <text:p>Abstract nonsense</text:p>
          </table:table-cell>
          <table:table-cell office:value-type="string" calcext:value-type="string">
            <text:p>https://www.scopus.com/inward/record.uri?eid=2-s2.0-85056700484&amp;doi=10.1145%2f3242903.3242908&amp;partnerID=40&amp;md5=ec719f350f85c2a632c43d7e1bc92df1</text:p>
          </table:table-cell>
          <table:table-cell office:value-type="string" calcext:value-type="string">
            <text:p>Roskilde University, Roskilde, Denmark</text:p>
          </table:table-cell>
          <table:table-cell office:value-type="string" calcext:value-type="string">
            <text:p>The notion of effect in programming languages has evolved significantly since theworks of Lucassen and Gifford - where an effect system tracks memory regions and enables the improvement of parallel execution - to the point where an algebraic characterisation of effects is proposed. In this work, we seize the such notions to design a calculus, λgenArt, tailored to generative art. We provide the semantics and type system of λgenArt, alongside an effect algebra and a new parallel constructor. We also implemented the calculus as an DSL in the Haskell programming language and introduced optimisations based on the effect information. This work is the first step towards the specification and implementation of a declarative, functional language for generative art based on algebraic effects and handlers. © 2018 Copyright held by the owner/author(s). Publication rights licensed to ACM.</text:p>
          </table:table-cell>
        </table:table-row>
        <table:table-row table:style-name="ro1">
          <table:table-cell office:value-type="string" calcext:value-type="string">
            <text:p>Pardis: a process calculus for parallel and distributed programming in Haskell</text:p>
          </table:table-cell>
          <table:table-cell office:value-type="string" calcext:value-type="string">
            <text:p>https://www.scopus.com/inward/record.uri?eid=2-s2.0-85042545711&amp;doi=10.1007%2fs11227-018-2289-6&amp;partnerID=40&amp;md5=013ca6e5705568ae20aed4d46b513cba</text:p>
          </table:table-cell>
          <table:table-cell office:value-type="string" calcext:value-type="string">
            <text:p>Department of Computer Science, FH Wedel, University of Applied Sciences, Wedel, Germany</text:p>
          </table:table-cell>
          <table:table-cell office:value-type="string" calcext:value-type="string">
            <text:p>Parallel programming and distributed programming involve substantial amounts of boilerplate code for process management and data synchronisation. This leads to increased bug potential and often results in unintended non-deterministic program behaviour. Moreover, algorithmic details are mixed with technical details concerning parallelisation and distribution. Process calculi are formal models for parallel and distributed programming but often leave details open, causing a gap between formal model and implementation. We propose a fully deterministic process calculus for parallel and distributed programming and implement it as a domain-specific language in Haskell to address these problems. We eliminate boilerplate code by abstracting from the exact notion of parallelisation and encapsulating it in the implementation of our process combinators. Furthermore, we achieve correctness guarantees regarding process composition at compile time through Haskell’s type system. Our result can be used as a high-level tool to implement parallel and distributed programs. © 2018, Springer Science+Business Media, LLC, part of Springer Nature.</text:p>
          </table:table-cell>
        </table:table-row>
        <table:table-row table:style-name="ro1">
          <table:table-cell office:value-type="string" calcext:value-type="string">
            <text:p>Language-integrated provenance in Haskell</text:p>
          </table:table-cell>
          <table:table-cell office:value-type="string" calcext:value-type="string">
            <text:p>https://www.scopus.com/inward/record.uri?eid=2-s2.0-85071151839&amp;doi=10.22152%2fprogramming-journal.org%2f2018%2f2%2f11&amp;partnerID=40&amp;md5=875eaed539b621b01cd22bdb844bb6d1</text:p>
          </table:table-cell>
          <table:table-cell office:value-type="string" calcext:value-type="string">
            <text:p>LFCS, University of Edinburgh, United Kingdom</text:p>
          </table:table-cell>
          <table:table-cell office:value-type="string" calcext:value-type="string">
            <text:p>Scientific progress increasingly depends on data management, particularly to clean and curate data so that it can be systematically analyzed and reused. A wealth of techniques for managing and curating data (and its provenance) have been proposed, largely in the database community. In particular, a number of influential papers have proposed collecting provenance information explaining where a piece of data was copied from, or what other records were used to derive it. Most of these techniques, however, exist only as research prototypes and are not available in mainstream database systems. This means scientists must either implement such techniques themselves or (all too often) go without. This is essentially a code reuse problem: provenance techniques currently cannot be implemented reusably, only as ad hoc, usually unmaintained extensions to standard databases. An alternative, relatively unexplored approach is to support such techniques at a higher abstraction level, using metaprogramming or reflection techniques. Can advanced programming techniques make it easier to transfer provenance research results into practice? We build on a recent approach called language-integrated provenance, which extends language-integrated query techniques with source-to-source query translations that record provenance. In previous work, a proof of concept was developed in a research programming language called Links, which supports sophisticated Web and database programming. In this paper, we show how to adapt this approach to work in Haskell building on top of the Database-Supported Haskell (DSH) library. Even though it seemed clear in principle that Haskell’s rich programming features ought to be sufficient, implementing language-integrated provenance in Haskell required overcoming a number of technical challenges due to interactions between these capabilities. Our implementation serves as a proof of concept showing how this combination of metaprogramming features can, for the first time, make data provenance facilities available to programmers as a library in a widely-used, general-purpose language. In our work we were successful in implementing forms of provenance known as where-provenance and lineage. We have tested our implementation using a simple database and query set and established that the resulting queries are executed correctly on the database. Our implementation is publicly available on GitHub. Our work makes provenance tracking available to users of DSH at little cost. Although Haskell is not widely used for scientific database development, our work suggests which languages features are necessary to support provenance as library. We also highlight how combining Haskell’s advanced type programming features can lead to unexpected complications, which may motivate further research into type system expressiveness. © Jan Stolarek and James Cheney.</text:p>
          </table:table-cell>
        </table:table-row>
        <table:table-row table:style-name="ro1">
          <table:table-cell office:value-type="string" calcext:value-type="string">
            <text:p>Linear Haskell: Practical linearity in a higher-order polymorphic language</text:p>
          </table:table-cell>
          <table:table-cell office:value-type="string" calcext:value-type="string">
            <text:p>https://www.scopus.com/inward/record.uri?eid=2-s2.0-85069516784&amp;doi=10.1145%2f3158093&amp;partnerID=40&amp;md5=120145b74bb0e546d887895482230228</text:p>
          </table:table-cell>
          <table:table-cell office:value-type="string" calcext:value-type="string">
            <text:p>University of Gothenburg, Department of Philosophy, Linguistics and Theory of Science, Centre for Linguistic Theory and Studies in Probability, Olof Wijksgatan 6, Gothenburg, 41255, Sweden; Tweag I/O, Paris, France; Indiana University, Bloomington, IN, United States; Microsoft Research, Cambridge, United Kingdom</text:p>
          </table:table-cell>
          <table:table-cell office:value-type="string" calcext:value-type="string">
            <text:p>Linear type systems have a long and storied history, but not a clear path forward to integrate with existing languages such as OCaml or Haskell. In this paper, we study a linear type system designed with two crucial properties in mind: backwards-compatibility and code reuse across linear and non-linear users of a library. Only then can the benefits of linear types permeate conventional functional programming. Rather than bifurcate types into linear and non-linear counterparts, we instead attach linearity to function arrows. Linear functions can receive inputs from linearly-bound values, but can also operate over unrestricted, regular values. To demonstrate the efficacy of our linear type system - both how easy it can be integrated in an existing language implementation and how streamlined it makes it to write programs with linear types - we implemented our type system in ghc, the leading Haskell compiler, and demonstrate two kinds of applications of linear types: mutable data with pure interfaces; and enforcing protocols in I/O-performing functions. © 2018 Copyright held by the owner/author(s).</text:p>
          </table:table-cell>
        </table:table-row>
        <table:table-row table:style-name="ro1">
          <table:table-cell office:value-type="string" calcext:value-type="string">
            <text:p>A Purely Functional Computer Algebra System Embedded in Haskell</text:p>
          </table:table-cell>
          <table:table-cell office:value-type="string" calcext:value-type="string">
            <text:p>https://www.scopus.com/inward/record.uri?eid=2-s2.0-85053995038&amp;doi=10.1007%2f978-3-319-99639-4_20&amp;partnerID=40&amp;md5=a3be63c898890a9960448d5355b44b41</text:p>
          </table:table-cell>
          <table:table-cell office:value-type="string" calcext:value-type="string">
            <text:p>University of Tsukuba, Tsukuba, Ibaraki <text:s/>305-8571, Japan</text:p>
          </table:table-cell>
          <table:table-cell office:value-type="string" calcext:value-type="string">
            <text:p>We demonstrate how methods in Functional Programming can be used to implement a computer algebra system. As a proof-of-concept, we present the computational-algebra package. It is a computer algebra system implemented as an embedded domain-specific language in Haskell, a purely functional programming language. Utilising methods in functional programming and prominent features of Haskell, this library achieves safety, composability, and correctness at the same time. To demonstrate the advantages of our approach, we have implemented advanced Gröbner basis algorithms, such as Faugère’s F4 and F5, in a composable way. © 2018, Springer Nature Switzerland AG.</text:p>
          </table:table-cell>
        </table:table-row>
        <table:table-row table:style-name="ro1">
          <table:table-cell office:value-type="string" calcext:value-type="string">
            <text:p>Deadlock-Free Typestate-Oriented Programming</text:p>
          </table:table-cell>
          <table:table-cell office:value-type="string" calcext:value-type="string">
            <text:p>https://www.scopus.com/inward/record.uri?eid=2-s2.0-85052021238&amp;doi=10.22152%2fprogramming-journal.org%2f2018%2f2%2f15&amp;partnerID=40&amp;md5=d7241b7333091ae623e8c0ac933bebbe</text:p>
          </table:table-cell>
          <table:table-cell office:value-type="string" calcext:value-type="string">
            <text:p>Dipartimento di Informatica, Università di Torino, Italy</text:p>
          </table:table-cell>
          <table:table-cell office:value-type="string" calcext:value-type="string">
            <text:p>Context. TypeState-Oriented Programming (TSOP) is a paradigm intended to help developers in the implementation and use of mutable objects whose public interface depends on their private state. Under this paradigm, well-typed programs are guaranteed to conform with the protocol of the objects they use. Inquiry. Previous works have investigated TSOP for both sequential and concurrent objects. However, an important difference between the two settings still remains. In a sequential setting, a well-typed program either progresses indefinitely or terminates eventually. In a concurrent setting, protocol conformance is no longer enough to avoid deadlocks, a situation in which the execution of the program halts because two or more objects are involved in mutual dependencies that prevent any further progress. Approach. In this work, we put forward a refinement of TSOP for concurrent objects guaranteeing that well-typed programs not only conform with the protocol of the objects they use, but are also deadlock free. The key ingredients of the type system are behavioral types, used to specify and enforce object protocols, and dependency relations, used to represent abstract descriptions of the dependencies between objects and detect circularities that might cause deadlocks. Knowledge. The proposed approach stands out for two features. First, the approach is fully compositional and therefore scalable: the objects of a large program can be type checked in isolation; deadlock freedom of an object composition solely depends on the types of the objects being composed; any modification/refac-toring of an object that does not affect its public interface does not affect other objects either. Second, we provide the first deadlock analysis technique for join patterns, a high-level concurrency abstraction with which programmers can express complex synchronizations in a succinct and declarative form. Grounding. We detail the proposed typing discipline for a core programming language blending concurrent objects, asynchronous message passing and join patterns. We prove that the type system is sound and give non-trivial examples of programs that can be successfully analyzed. A Haskell implementation of the type system that demonstrates the feasibility of the approach is publicly available. Importance. The static analysis technique described in this work can be used to certify programs written in a core language for concurrent TSOP with proven correctness guarantees. This is an essential first step towards the integration and application of the technique in a real-world developer toolchain, making programming of such systems more productive and less frustrating. © Luca Padovani.</text:p>
          </table:table-cell>
        </table:table-row>
        <table:table-row table:style-name="ro1">
          <table:table-cell office:value-type="string" calcext:value-type="string">
            <text:p>Pardis: A process calculus for parallel and distributed programming in haskell</text:p>
          </table:table-cell>
          <table:table-cell office:value-type="string" calcext:value-type="string">
            <text:p>https://www.scopus.com/inward/record.uri?eid=2-s2.0-85044780264&amp;doi=10.1007%2f978-3-319-78054-2_18&amp;partnerID=40&amp;md5=c3c043ee84cf689eb9d130dbf9f951ec</text:p>
          </table:table-cell>
          <table:table-cell office:value-type="string" calcext:value-type="string">
            <text:p>Department of Computer Science, FH Wedel, University of Applied Sciences, Wedel, Germany</text:p>
          </table:table-cell>
          <table:table-cell office:value-type="string" calcext:value-type="string">
            <text:p>Parallel and distributed programming involve substantial amounts of boilerplate code for process management and data synchronisation. This leads to increased bug potential and often results in unintended non-deterministic program behaviour. Moreover, algorithmic details are mixed with technical details concerning parallelisation and distribution. Process calculi are formal models for parallel and distributed programming but often leave details open, causing a gap between formal model and implementation. We propose a fully deterministic process calculus for parallel and distributed programming and implement it as a domain specific language in Haskell to address these problems. We eliminate boilerplate code by abstracting from the exact notion of parallelisation and encapsulating it in the implementation of our process combinators. Furthermore, we achieve correctness guarantees regarding process composition at compile time through Haskell’s type system. Our result can be used as a high-level tool to implement parallel and distributed programs. © Springer International Publishing AG, part of Springer Nature 2018.</text:p>
          </table:table-cell>
        </table:table-row>
        <table:table-row table:style-name="ro1">
          <table:table-cell office:value-type="string" calcext:value-type="string">
            <text:p>Ensuring information security by using Haskell's advanced type system</text:p>
          </table:table-cell>
          <table:table-cell office:value-type="string" calcext:value-type="string">
            <text:p>https://www.scopus.com/inward/record.uri?eid=2-s2.0-85042305665&amp;doi=10.1109%2fCCST.2017.8167844&amp;partnerID=40&amp;md5=d872bb109a2334905d017dca2a09c0c9</text:p>
          </table:table-cell>
          <table:table-cell office:value-type="string" calcext:value-type="string">
            <text:p>Department of Mathematics, University of Padua, Italy; Department of Computer, Control and Management Engineering, Sapienza University of Rome, Italy</text:p>
          </table:table-cell>
          <table:table-cell office:value-type="string" calcext:value-type="string">
            <text:p>Protecting data confidentiality and integrity has become increasingly important in modern software. Sometimes, access control mechanisms come short and solutions on the application-level are needed. An approach can rely on enforcing information security using some features provided by certain programming languages. Several different solutions addressing this problem have been presented in literature, and entire new languages or libraries have been built from scratch. Some of them use type systems to let the compiler check for vulnerable code. In this way we are able to rule out those implementations which do not meet a certain security requirement. In this paper we use Haskell's type system to enforce three key properties of information security: non-interference and flexible declassification policies, strict input validation, and secure computations on untainted and trusted values. We present a functional lightweight library for applications with data integrity and confidentiality issues. Our contribute relies on a compile time enforcing of the aforementioned properties. Our library is wholly generalized and might be adapted for satisfying almost every security requirement. © 2017 IEEE.</text:p>
          </table:table-cell>
        </table:table-row>
        <table:table-row table:style-name="ro1">
          <table:table-cell office:value-type="string" calcext:value-type="string">
            <text:p>Functional BIP: Embedding connectors in functional programming languages</text:p>
          </table:table-cell>
          <table:table-cell office:value-type="string" calcext:value-type="string">
            <text:p>https://www.scopus.com/inward/record.uri?eid=2-s2.0-85055091636&amp;doi=10.1016%2fj.jlamp.2017.06.003&amp;partnerID=40&amp;md5=3f9b161cf1bf9baea94e5c97764ffb55</text:p>
          </table:table-cell>
          <table:table-cell office:value-type="string" calcext:value-type="string">
            <text:p>École polytechnique fédérale de Lausanne, Station 14, Lausanne, CH-1015, Switzerland; Verimag, Université Grenoble Alpes, 700, avenue centrale, Saint Martin d'Hères, 38401, France</text:p>
          </table:table-cell>
          <table:table-cell office:value-type="string" calcext:value-type="string">
            <text:p>This paper presents a theoretical foundation for functional language implementations of Behaviour–Interaction–Priority (BIP). We introduce a set of connector combinators describing synchronisation, data transfer, priorities and dynamicity in a principled way. A static type system ensures the soundness of connector semantics. Based on this foundation, we implemented BIP as an embedded domain specific language (DSL) in Haskell and Scala. The DSL embedding allows programmers to benefit from the full expressive power of high-level languages. The clear separation of behaviour and coordination inherited from BIP leads to systems that are arguably simpler to maintain and reason about, compared to other approaches. © 2017 Elsevier Inc.</text:p>
          </table:table-cell>
        </table:table-row>
        <table:table-row table:style-name="ro1">
          <table:table-cell office:value-type="string" calcext:value-type="string">
            <text:p>Encoding DCC in Haskell</text:p>
          </table:table-cell>
          <table:table-cell office:value-type="string" calcext:value-type="string">
            <text:p>https://www.scopus.com/inward/record.uri?eid=2-s2.0-85043397665&amp;doi=10.1145%2f3139337.3139338&amp;partnerID=40&amp;md5=4ca7bd1032f8d6dfd35776bafb4ea407</text:p>
          </table:table-cell>
          <table:table-cell office:value-type="string" calcext:value-type="string">
            <text:p>Chalmers University of Technology, Sweden</text:p>
          </table:table-cell>
          <table:table-cell office:value-type="string" calcext:value-type="string">
            <text:p>The seminal work on the Dependency Core Calculus (DCC) [1] shows how monads not only can be used for embedding effects in purely functional languages but also to statically track data dependencies. Such types of analysis have applications in research areas like security, partial evaluation, and slicing, where DCC plays the role of a unifying formalism. For a Haskell programmer, putting DCC into practice raises many interesting conceptual and implementation concerns. Specifically, DCC uses a non-standard bind operator, i.e., with a different type signature than that provided by monads. In fact, embedding such non-standard bind operator opens the door for many design decisions. Furthermore, it is unclear if DCC extends to traditional methods used by Haskell programmers to handle effects (such as monad transformers). In this work, we describe a novel encoding of DCC in Haskell, with a focus on its use for security-although our results also apply to the other domains. We address the concerns mentioned above and show how our implementation of DCC can be seen as a direct translation from its typing rules via the use of closed type families and type classes-two advanced type system features of Haskell. We also analyze what kind of effects DCC is compatible with and which ones it cannot secure. We also derive an alternative formulation of DCC based on fmap and a corresponding non-standard join. © 2017 Association for Computing Machinery.</text:p>
          </table:table-cell>
        </table:table-row>
        <table:table-row table:style-name="ro1">
          <table:table-cell office:value-type="string" calcext:value-type="string">
            <text:p>Nonmalleable information flow control</text:p>
          </table:table-cell>
          <table:table-cell office:value-type="string" calcext:value-type="string">
            <text:p>https://www.scopus.com/inward/record.uri?eid=2-s2.0-85041439920&amp;doi=10.1145%2f3133956.3134054&amp;partnerID=40&amp;md5=8d80b5b097d8e132c058dffd215045d5</text:p>
          </table:table-cell>
          <table:table-cell office:value-type="string" calcext:value-type="string">
            <text:p>Department of Computer Science, Cornell University, United States; Department of Computer Science, University of California, Santa Cruz, United States</text:p>
          </table:table-cell>
          <table:table-cell office:value-type="string" calcext:value-type="string">
            <text:p>Noninterference is a popular semantic security condition because it offers strong end-to-end guarantees, it is inherently compositional, and it can be enforced using a simple security type system. Unfortunately, it is too restrictive for real systems. Mechanisms for downgrading information are needed to capture real-world security requirements, but downgrading eliminates the strong compositional security guarantees of noninterference. We introduce nonmalleable information flow, a new formal security condition that generalizes noninterference to permit controlled downgrading of both confidentiality and integrity. While previous work on robust declassification prevents adversaries from exploiting the downgrading of confidentiality, our key insight is transparent endorsement, a mechanism for downgrading integrity while defending against adversarial exploitation. Robust declassification appeared to break the duality of confidentiality and integrity by making confidentiality depend on integrity, but transparent endorsement makes integrity depend on confidentiality, restoring this duality. We show how to extend a security-typed programming language with transparent endorsement and prove that this static type system enforces nonmalleable information flow, a new security property that subsumes robust declassification and transparent endorsement. Finally, we describe an implementation of this type system in the context of Flame, a flow-limited authorization plugin for the Glasgow Haskell Compiler. © 2017 author(s).</text:p>
          </table:table-cell>
        </table:table-row>
        <table:table-row table:style-name="ro1">
          <table:table-cell office:value-type="string" calcext:value-type="string">
            <text:p>Quantified class constraints</text:p>
          </table:table-cell>
          <table:table-cell office:value-type="string" calcext:value-type="string">
            <text:p>https://www.scopus.com/inward/record.uri?eid=2-s2.0-85084616337&amp;doi=10.1145%2f3122955.3122967&amp;partnerID=40&amp;md5=e5af165410175f80efbe662419e2386e</text:p>
          </table:table-cell>
          <table:table-cell office:value-type="string" calcext:value-type="string">
            <text:p>KU Leuven, Belgium; University of Hong Kong, China; University of Edinburgh, United Kingdom</text:p>
          </table:table-cell>
          <table:table-cell office:value-type="string" calcext:value-type="string">
            <text:p>Quantified class constraints have been proposed many years ago to raise the expressive power of type classes from Horn clauses to the universal fragment of Hereditiary Harrop logic. Yet, while it has been much asked for over the years, the feature was never implemented or studied in depth. Instead, several workarounds have been proposed, all of which are ultimately stopgap measures. This paper revisits the idea of quantified class constraints and elaborates it into a practical language design. We show the merit of quantified class constraints in terms of more expressive modeling and in terms of terminating type class resolution. In addition, we provide a declarative specification of the type system as well as a type inference algorithm that elaborates into System F. Moreover, we discuss termination conditions of our system and also provide a prototype implementation. © 2017 ACM.</text:p>
          </table:table-cell>
        </table:table-row>
        <table:table-row table:style-name="ro1">
          <table:table-cell office:value-type="string" calcext:value-type="string">
            <text:p>Elaboration on functional dependencies: Functional dependencies are dead, long live functional dependencies!</text:p>
          </table:table-cell>
          <table:table-cell office:value-type="string" calcext:value-type="string">
            <text:p>https://www.scopus.com/inward/record.uri?eid=2-s2.0-85084541493&amp;doi=10.1145%2f3122955.3122966&amp;partnerID=40&amp;md5=57178d06a43dd37060bd1eec168d30a9</text:p>
          </table:table-cell>
          <table:table-cell office:value-type="string" calcext:value-type="string">
            <text:p>KU Leuven, Belgium</text:p>
          </table:table-cell>
          <table:table-cell office:value-type="string" calcext:value-type="string">
            <text:p>Functional dependencies are a popular extension to Haskell's type-class system because they provide fine-grained control over type inference, resolve ambiguities and even enable type-level computations. Unfortunately, several aspects of Haskell's functional dependencies are ill-understood. In particular, the GHC compiler does not properly enforce the functional dependency property, and rejects well-typed programs because it does not know how to elaborate them into its core language, System FC. This paper presents a novel formalization of functional dependencies that addresses these issues: We explicitly capture the functional dependency property in the type system, in the form of explicit type equalities. We also provide a type inference algorithm and an accompanying elaboration strategy which allows all well-typed programs to be elaborated into System FC,. © 2017 ACM.</text:p>
          </table:table-cell>
        </table:table-row>
        <table:table-row table:style-name="ro1">
          <table:table-cell office:value-type="string" calcext:value-type="string">
            <text:p>Well-typed music does not sound wrong (experience report)</text:p>
          </table:table-cell>
          <table:table-cell office:value-type="string" calcext:value-type="string">
            <text:p>https://www.scopus.com/inward/record.uri?eid=2-s2.0-85084527620&amp;doi=10.1145%2f3122955.3122964&amp;partnerID=40&amp;md5=2258c28b4e0eb56b24d7c4f5442e7c05</text:p>
          </table:table-cell>
          <table:table-cell office:value-type="string" calcext:value-type="string">
            <text:p>University of Cambridge, United Kingdom</text:p>
          </table:table-cell>
          <table:table-cell office:value-type="string" calcext:value-type="string">
            <text:p>Music description and generation are popular use cases for Haskell, ranging from live coding libraries to automatic harmonisation systems. Some approaches use probabilistic methods, others build on the theory of Western music composition, but there has been little work done on checking the correctness of musical pieces in terms of voice leading, harmony, and structure. Haskell's recent additions to the type-system now enable us to perform such analysis statically. We present our experience of implementing a type-level model of classical music and an accompanying EDSL which enforce the rules of classical music at compile-time, turning composition mistakes into compiler errors. Along the way, we discuss the strengths and limitations of doing this in Haskell and demonstrate that the type system of the language is fully capable of expressing non-trivial and practical logic specific to a particular domain. © 2017 ACM.</text:p>
          </table:table-cell>
        </table:table-row>
        <table:table-row table:style-name="ro1">
          <table:table-cell office:value-type="string" calcext:value-type="string">
            <text:p>Well-typed music does not sound wrong (experience report)</text:p>
          </table:table-cell>
          <table:table-cell office:value-type="string" calcext:value-type="string">
            <text:p>https://www.scopus.com/inward/record.uri?eid=2-s2.0-85039938046&amp;doi=10.1145%2f3122955.3122964&amp;partnerID=40&amp;md5=cbc99601e1f3370a189843f36960f2e0</text:p>
          </table:table-cell>
          <table:table-cell office:value-type="string" calcext:value-type="string">
            <text:p>University of Cambridge, United Kingdom</text:p>
          </table:table-cell>
          <table:table-cell office:value-type="string" calcext:value-type="string">
            <text:p>Music description and generation are popular use cases for Haskell, ranging from live coding libraries to automatic harmonisation systems. Some approaches use probabilistic methods, others build on the theory of Western music composition, but there has been little work done on checking the correctness of musical pieces in terms of voice leading, harmony, and structure. Haskell's recent additions to the type-system now enable us to perform such analysis statically. We present our experience of implementing a type-level model of classical music and an accompanying EDSL which enforce the rules of classical music at compile-time, turning composition mistakes into compiler errors. Along the way, we discuss the strengths and limitations of doing this in Haskell and demonstrate that the type system of the language is fully capable of expressing non-trivial and practical logic specific to a particular domain. © 2017 ACM.</text:p>
          </table:table-cell>
        </table:table-row>
        <table:table-row table:style-name="ro1">
          <table:table-cell office:value-type="string" calcext:value-type="string">
            <text:p>Elaboration on functional dependencies: Functional dependencies are dead, long live functional dependencies!</text:p>
          </table:table-cell>
          <table:table-cell office:value-type="string" calcext:value-type="string">
            <text:p>https://www.scopus.com/inward/record.uri?eid=2-s2.0-85039937601&amp;doi=10.1145%2f3122955.3122966&amp;partnerID=40&amp;md5=a85c92c8d04d8fbf90a0a9f725bfa35c</text:p>
          </table:table-cell>
          <table:table-cell office:value-type="string" calcext:value-type="string">
            <text:p>KU Leuven, Belgium</text:p>
          </table:table-cell>
          <table:table-cell office:value-type="string" calcext:value-type="string">
            <text:p>Functional dependencies are a popular extension to Haskell's typeclass system because they provide fine-grained control over type inference, resolve ambiguities and even enable type-level computations. Unfortunately, several aspects of Haskell's functional dependencies are ill-understood. In particular, the GHC compiler does not properly enforce the functional dependency property, and rejects well-typed programs because it does not know how to elaborate them into its core language, System FC. This paper presents a novel formalization of functional dependencies that addresses these issues:We explicitly capture the functional dependency property in the type system, in the form of explicit type equalities. We also provide a type inference algorithm and an accompanying elaboration strategy which allows all well-typed programs to be elaborated into System FC. © 2017 ACM.</text:p>
          </table:table-cell>
        </table:table-row>
        <table:table-row table:style-name="ro1">
          <table:table-cell office:value-type="string" calcext:value-type="string">
            <text:p>Quantified class constraints</text:p>
          </table:table-cell>
          <table:table-cell office:value-type="string" calcext:value-type="string">
            <text:p>https://www.scopus.com/inward/record.uri?eid=2-s2.0-85039925934&amp;doi=10.1145%2f3122955.3122967&amp;partnerID=40&amp;md5=40da978100e38146775d707837196074</text:p>
          </table:table-cell>
          <table:table-cell office:value-type="string" calcext:value-type="string">
            <text:p>KU Leuven, Belgium; University of Hong Kong, Hong Kong; University of Edinburgh, United Kingdom</text:p>
          </table:table-cell>
          <table:table-cell office:value-type="string" calcext:value-type="string">
            <text:p>Quantified class constraints have been proposed many years ago to raise the expressive power of type classes from Horn clauses to the universal fragment of Hereditiary Harrop logic. Yet, while it has been much asked for over the years, the feature was never implemented or studied in depth. Instead, several workarounds have been proposed, all of which are ultimately stopgap measures. This paper revisits the idea of quantified class constraints and elaborates it into a practical language design. We show the merit of quantified class constraints in terms of more expressive modeling and in terms of terminating type class resolution. In addition, we provide a declarative specification of the type system as well as a type inference algorithm that elaborates into System F. Moreover, we discuss termination conditions of our system and also provide a prototype implementation. © 2017 ACM.</text:p>
          </table:table-cell>
        </table:table-row>
        <table:table-row table:style-name="ro1">
          <table:table-cell office:value-type="string" calcext:value-type="string">
            <text:p>SHErrLoc: A static holistic error locator</text:p>
          </table:table-cell>
          <table:table-cell office:value-type="string" calcext:value-type="string">
            <text:p>https://www.scopus.com/inward/record.uri?eid=2-s2.0-85028501444&amp;doi=10.1145%2f3121137&amp;partnerID=40&amp;md5=523228eb9afe759e931f7f6cbf8584d8</text:p>
          </table:table-cell>
          <table:table-cell office:value-type="string" calcext:value-type="string">
            <text:p>Department of Computer Science, Cornell University, 428 Gates Hall, Ithaca, NY <text:s/>14853, United States; Department of Computer Science and Engineering, Pennsylvania State University, W369 Westgate Building, University Park, PA <text:s/>16802, United States; Microsoft Research Cambridge, 21 Station Road, Cambridge, CB1 2FB, United Kingdom</text:p>
          </table:table-cell>
          <table:table-cell office:value-type="string" calcext:value-type="string">
            <text:p>We introduce a general way to locate programmer mistakes that are detected by static analyses. The program analysis is expressed in a general constraint language that is powerful enough to model type checking, information flow analysis, dataflow analysis, and points-to analysis. Mistakes in program analysis result in unsatisfiable constraints. Given an unsatisfiable system of constraints, both satisfiable and unsatisfiable constraints are analyzed to identify the program expressions most likely to be the cause of unsatisfiability. The likelihood of different error explanations is evaluated under the assumption that the programmer's code is mostly correct, so the simplest explanations are chosen, following Bayesian principles. For analyses that rely on programmer-stated assumptions, the diagnosis also identifies assumptions likely to have been omitted. The new error diagnosis approach has been implemented as a tool called SHErrLoc, which is applied to three very different program analyses, such as type inference for a highly expressive type system implemented by the Glasgow Haskell Compiler-including type classes, Generalized Algebraic Data Types (GADTs), and type families. The effectiveness of the approach is evaluated using previously collected programs containing errors. The results show that when compared to existing compilers and other tools, SHErrLoc consistently identifies the location of programmer errors significantly more accurately, without any language-specific heuristics. © 2017 ACM.</text:p>
          </table:table-cell>
        </table:table-row>
        <table:table-row table:style-name="ro1">
          <table:table-cell office:value-type="string" calcext:value-type="string">
            <text:p>Session types with linearity in Haskell</text:p>
          </table:table-cell>
          <table:table-cell office:value-type="string" calcext:value-type="string">
            <text:p>https://www.scopus.com/inward/record.uri?eid=2-s2.0-85020501237&amp;partnerID=40&amp;md5=072a8819a7ab03263eff1c3752112286</text:p>
          </table:table-cell>
          <table:table-cell office:value-type="string" calcext:value-type="string">
            <text:p>University of Kent, United Kingdom; Imperial College London, United Kingdom</text:p>
          </table:table-cell>
          <table:table-cell office:value-type="string" calcext:value-type="string">
            <text:p>Type systems with parametric polymorphism can encode a significant proportion of the information contained in session types. This allows concurrent programming with session-type-like guarantees in languages like ML and Java. However, statically enforcing the linearity properties of session types, in a way that is also natural to program with, is more challenging. Haskell provides various language features that can capture concurrent programming with session types, with full linearity invariants and in a mostly idiomatic style. This chapter overviews various approaches in the literature for session typed programming in Haskell. As a starting point, we use polymorphic types and simple type-level functions to provide session-typed communication in Haskell without linearity. We then overview and compare the varying approaches to implementing session types with static linearity checks. We conclude with a discussion of the remaining open problems. The code associated with this chapter can be found at http://github. com/dorchard/betty-book-haskell-sessions. © The Editor(s) (if applicable) and TheAuthor(s) 2017.</text:p>
          </table:table-cell>
        </table:table-row>
        <table:table-row table:style-name="ro1">
          <table:table-cell office:value-type="string" calcext:value-type="string">
            <text:p>Modelling homogeneous generative meta-programming</text:p>
          </table:table-cell>
          <table:table-cell office:value-type="string" calcext:value-type="string">
            <text:p>https://www.scopus.com/inward/record.uri?eid=2-s2.0-85037812480&amp;doi=10.4230%2fLIPIcs.ECOOP.2017.5&amp;partnerID=40&amp;md5=bd8cc25beacfcbd445403697dec805d3</text:p>
          </table:table-cell>
          <table:table-cell office:value-type="string" calcext:value-type="string">
            <text:p>University of Sussex, Brighton, United Kingdom; King's College London, London, United Kingdom</text:p>
          </table:table-cell>
          <table:table-cell office:value-type="string" calcext:value-type="string">
            <text:p>Homogeneous generative meta-programming (HGMP) enables the generation of program fragments at compile-time or run-time. We present a foundational calculus which can model both compile-time and run-time evaluated HGMP, allowing us to model, for the first time, languages such as Template Haskell. The calculus is designed such that it can be gradually enhanced with the features needed to model many of the advanced features of real languages. We demonstrate this by showing how a simple, staged type system as found in Template Haskell can be added to the calculus.</text:p>
          </table:table-cell>
        </table:table-row>
        <table:table-row table:style-name="ro1">
          <table:table-cell office:value-type="string" calcext:value-type="string">
            <text:p>Type-Based Cost Analysis for Lazy Functional Languages</text:p>
          </table:table-cell>
          <table:table-cell office:value-type="string" calcext:value-type="string">
            <text:p>https://www.scopus.com/inward/record.uri?eid=2-s2.0-85008462179&amp;doi=10.1007%2fs10817-016-9398-9&amp;partnerID=40&amp;md5=a153c873ee60115b5f142005b8003657</text:p>
          </table:table-cell>
          <table:table-cell office:value-type="string" calcext:value-type="string">
            <text:p>LMU Munich, Munich, Germany; LIACC, DCC/Faculdade de Ciências, Universidade do Porto, Porto, Portugal; University of St Andrews, St Andrews, United Kingdom</text:p>
          </table:table-cell>
          <table:table-cell office:value-type="string" calcext:value-type="string">
            <text:p>We present a static analysis for determining the execution costs of lazily evaluated functional languages, such as Haskell. Time- and space-behaviour of lazy functional languages can be hard to predict, creating a significant barrier to their broader acceptance. This paper applies a type-based analysis employing amortisation and cost effects to statically determine upper bounds on evaluation costs. While amortisation performs well with finite recursive data, we significantly improve the precision of our analysis for co-recursive programs (i.e. dealing with potentially infinite data structures) by tracking self-references. Combining these two approaches gives a fully automatic static analysis for both recursive and co-recursive definitions. The analysis is formally proven correct against an operational semantic that features an exchangeable parametric cost-model. An arbitrary measure can be assigned to all syntactic constructs, allowing to bound, for example, evaluation steps, applications, allocations, etc. Moreover, automatic inference only relies on first-order unification and standard linear programming solving. Our publicly available implementation demonstrates the practicability of our technique on editable non-trivial examples. © 2017, Springer Science+Business Media Dordrecht.</text:p>
          </table:table-cell>
        </table:table-row>
        <table:table-row table:style-name="ro1">
          <table:table-cell office:value-type="string" calcext:value-type="string">
            <text:p>Verifying invariants of lock-free data structures with rely-guarantee and refinement types</text:p>
          </table:table-cell>
          <table:table-cell office:value-type="string" calcext:value-type="string">
            <text:p>https://www.scopus.com/inward/record.uri?eid=2-s2.0-85019873752&amp;doi=10.1145%2f3064850&amp;partnerID=40&amp;md5=192dc980bf42478a9405929772351d18</text:p>
          </table:table-cell>
          <table:table-cell office:value-type="string" calcext:value-type="string">
            <text:p>Department of Computer Science, Drexel University, 3141 Chestnut St., Philadelphia, PA <text:s/>19104, United States; Paul G. Allen School of Computer Science and Engineering, University of Washington, Box 352350, 185 E Stevens Way NE, Seattle, WA <text:s/>98195, United States; Microsoft Research Ltd., 21 Station Road, Cambridge, CB1 2FB, United Kingdom</text:p>
          </table:table-cell>
          <table:table-cell office:value-type="string" calcext:value-type="string">
            <text:p>Verifying invariants of fine-grained concurrent data structures is challenging, because interference from other threads may occur at any time. We propose a new way of proving invariants of fine-grained concurrent data structures: Applying rely-guarantee reasoning to references in the concurrent setting. Rely-guarantee applied to references can verify bounds on thread interference without requiring a whole program to be verified. This article provides three new results. First, it provides a new approach to preserving invariants and restricting usage of concurrent data structures. Our approach targets a space between simple type systems and modern concurrent program logics, offering an intermediate point between unverified code and full verification. Furthermore, it avoids sealing concurrent data structure implementations and can interact safely with unverified imperative code. Second, we demonstrate the approach's broad applicability through a series of case studies, using two implementations: An axiomatic COQ domain-specific language and a library for Liquid Haskell. Third, these two implementations allow us to compare and contrast verifications by interactive proof (COQ) and a weaker form that can be expressed using automatically-discharged dependent refinement types (Liquid Haskell). © 2017 ACM.</text:p>
          </table:table-cell>
        </table:table-row>
        <table:table-row table:style-name="ro1">
          <table:table-cell office:value-type="string" calcext:value-type="string">
            <text:p>Vehicle platooning simulations with functional reactive programming</text:p>
          </table:table-cell>
          <table:table-cell office:value-type="string" calcext:value-type="string">
            <text:p>https://www.scopus.com/inward/record.uri?eid=2-s2.0-85019029631&amp;doi=10.1145%2f3055378.3055385&amp;partnerID=40&amp;md5=1cc8f60ab570f3401da2fb182323c55d</text:p>
          </table:table-cell>
          <table:table-cell office:value-type="string" calcext:value-type="string">
            <text:p>Saarland University, Germany; Yale UniversityCT, United States</text:p>
          </table:table-cell>
          <table:table-cell office:value-type="string" calcext:value-type="string">
            <text:p>Functional languages have provided major benefits to the verification community. Although features such as purity, a strong type system, and computational abstractions can help guide programmers away from costly errors, these can present challenges when used in a reactive system. Functional Reactive Programming is a paradigm that allows users the benefits of functional languages and an easy interface to a reactive environment. We present a tool for building autonomous vehicle controllers in FRP using Haskell. © 2017 ACM.</text:p>
          </table:table-cell>
        </table:table-row>
        <table:table-row table:style-name="ro1">
          <table:table-cell office:value-type="string" calcext:value-type="string">
            <text:p>SC-Haskell: Sequential Consistency in Languages That Minimize Mutable Shared Heap</text:p>
          </table:table-cell>
          <table:table-cell office:value-type="string" calcext:value-type="string">
            <text:p>https://www.scopus.com/inward/record.uri?eid=2-s2.0-85084177023&amp;doi=10.1145%2f3018743.3018746&amp;partnerID=40&amp;md5=e66dbec9b7e2243e60a501bd7a627b77</text:p>
          </table:table-cell>
          <table:table-cell office:value-type="string" calcext:value-type="string">
            <text:p>Indiana University, United States; Microsoft Research, United States</text:p>
          </table:table-cell>
          <table:table-cell office:value-type="string" calcext:value-type="string">
            <text:p>A core, but often neglected, aspect of a programming language design is its memory (consistency) model. Sequential consistency∼(SC) is the most intuitive memory model for programmers as it guarantees sequential composition of instructions and provides a simple abstraction of shared memory as a single global store with atomic read and writes. Unfortunately, SC is widely considered to be impractical due to its associated performance overheads. Perhaps contrary to popular opinion, this paper demonstrates that SC is achievable with acceptable performance overheads for mainstream languages that minimize mutable shared heap. In particular, we modify the Glasgow Haskell Compiler to insert fences on all writes to shared mutable memory accessed in nonfunctional parts of the program. For a benchmark suite containing 1,279 programs, SC adds a geomean overhead of less than 0.4\% on an x86 machine. The efficiency of SC arises primarily due to the isolation provided by the Haskell type system between purely functional and thread-local imperative computations on the one hand, and imperative computations on the global heap on the other. We show how to use new programming idioms to further reduce the SC overhead; these create a virtuous cycle of less overhead and even stronger semantic guarantees (static data-race freedom). © 2017 ACM.</text:p>
          </table:table-cell>
        </table:table-row>
        <table:table-row table:style-name="ro1">
          <table:table-cell office:value-type="string" calcext:value-type="string">
            <text:p>SC-Haskell: Sequential consistency in languages that minimize mutable shared heap</text:p>
          </table:table-cell>
          <table:table-cell office:value-type="string" calcext:value-type="string">
            <text:p>https://www.scopus.com/inward/record.uri?eid=2-s2.0-85014497330&amp;doi=10.1145%2f3018743.3018746&amp;partnerID=40&amp;md5=0f4a5a32d6f256bfcff1e9249dcb979a</text:p>
          </table:table-cell>
          <table:table-cell office:value-type="string" calcext:value-type="string">
            <text:p>Indiana University, United States; Microsoft Research, United States</text:p>
          </table:table-cell>
          <table:table-cell office:value-type="string" calcext:value-type="string">
            <text:p>A core, but often neglected, aspect of a programming language design is its memory (consistency) model. Sequential consistency (SC) is the most intuitive memory model for programmers as it guarantees sequential composition of instructions and provides a simple abstraction of shared memory as a single global store with atomic read and writes. Unfortunately, SC is widely considered to be impractical due to its associated performance overheads. Perhaps contrary to popular opinion, this paper demonstrates that SC is achievable with acceptable performance overheads for mainstream languages that minimize mutable shared heap. In particular, we modify the Glasgow Haskell Compiler to insert fences on all writes to shared mutable memory accessed in nonfunctional parts of the program. For a benchmark suite containing 1,279 programs, SC adds a geomean overhead of less than 0.4% on an x86 machine. The efficiency of SC arises primarily due to the isolation provided by the Haskell type system between purely functional and thread-local imperative computations on the one hand, and imperative computations on the global heap on the other. We show how to use new programming idioms to further reduce the SC overhead; these create a virtuous cycle of less overhead and even stronger semantic guarantees (static data-race freedom). © 2017 held by owner/author(s). Publication rights licensed to ACM.</text:p>
          </table:table-cell>
        </table:table-row>
        <table:table-row table:style-name="ro1">
          <table:table-cell office:value-type="string" calcext:value-type="string">
            <text:p>Automatically constructing a type system from the small-step semantics</text:p>
          </table:table-cell>
          <table:table-cell office:value-type="string" calcext:value-type="string">
            <text:p>https://www.scopus.com/inward/record.uri?eid=2-s2.0-85086897896&amp;partnerID=40&amp;md5=83db065ec36c103ec20b37fd51bc6166</text:p>
          </table:table-cell>
          <table:table-cell office:value-type="string" calcext:value-type="string">
            <text:p>Faculty of Computer Science, Alexandru Ioan Cuza University, Iasi, Romania</text:p>
          </table:table-cell>
          <table:table-cell office:value-type="string" calcext:value-type="string">
            <text:p>We describe preliminary work suggesting that most typing rules for a programming language can be obtained automatically from its operational semantics. Instead of going the usual way, to first define the semantics and the type system, and then show progress and preservation, we start from the semantics and construct a type system that satisfies progress and preservation by construction. We have tested our approach on simple lambda calculi and we have constructed a Haskell prototype that implements our algorithm. © 2017 Leibniz International Proceedings in Informatics, LIPIcs. All rights reserved.</text:p>
          </table:table-cell>
        </table:table-row>
        <table:table-row table:style-name="ro1">
          <table:table-cell office:value-type="string" calcext:value-type="string">
            <text:p>APLicative programming with Naperian functors</text:p>
          </table:table-cell>
          <table:table-cell office:value-type="string" calcext:value-type="string">
            <text:p>https://www.scopus.com/inward/record.uri?eid=2-s2.0-85018670916&amp;doi=10.1007%2f978-3-662-54434-1_21&amp;partnerID=40&amp;md5=19633dc9361b5fb52b17f8e1b7590b10</text:p>
          </table:table-cell>
          <table:table-cell office:value-type="string" calcext:value-type="string">
            <text:p>University of Oxford, Oxford, United Kingdom</text:p>
          </table:table-cell>
          <table:table-cell office:value-type="string" calcext:value-type="string">
            <text:p>Much of the expressive power of array-oriented languages such as Iverson’s APL and J comes from their implicit lifting of scalar operations to act on higher-ranked data, for example to add a value to each element of a vector, or to add two compatible matrices pointwise. It is considered a shape error to attempt to combine arguments of incompatible shape, such as a 3-vector with a 4-vector. APL and J are dynamically typed, so such shape errors are caught only at run-time. Recent work by Slepak et al. develops a custom type system for an arrayoriented language, statically ruling out such errors. We show here that such a custom language design is unnecessary: the requisite compatibility checks can already be captured in modern expressive type systems, as found for example in Haskell; moreover, generative type-driven programming can exploit that static type information constructively to automatically induce the appropriate liftings. We show also that the structure of multi-dimensional data is inherently a matter of Naperian applicative functors—lax monoidal functors, with strength, commutative up to isomorphism under composition—that also support traversal. © Springer-Verlag GmbH Germany 2017.</text:p>
          </table:table-cell>
        </table:table-row>
        <table:table-row table:style-name="ro1">
          <table:table-cell office:value-type="string" calcext:value-type="string">
            <text:p>Liberating effects with rows and handlers</text:p>
          </table:table-cell>
          <table:table-cell office:value-type="string" calcext:value-type="string">
            <text:p>https://www.scopus.com/inward/record.uri?eid=2-s2.0-85015312212&amp;doi=10.1145%2f2976022.2976033&amp;partnerID=40&amp;md5=a78e61f303224b99f63f221318dfb69a</text:p>
          </table:table-cell>
          <table:table-cell office:value-type="string" calcext:value-type="string">
            <text:p>University of Edinburgh, United Kingdom</text:p>
          </table:table-cell>
          <table:table-cell office:value-type="string" calcext:value-type="string">
            <text:p>Algebraic effects and effect handlers provide a modular abstraction for effectful programming. They support user-defined effects, as in Haskell, in conjunction with direct-style effectful programming, as in ML. They also present a structured interface to programming with delimited continuations. In order to be modular, it is necessary for an effect type system to support extensible effects. Row polymorphism is a natural abstraction for modelling extensibility at the level of types. In this paper we argue that the abstraction required to implement extensible effects and their handlers is exactly row polymorphism. We use the Links functional web programming language as a platform to substantiate this claim. Links is a natural starting point as it uses row polymorphism for polymorphic variants, records, and its built-in effect types. It also has infrastructure for manipulating continuations. Through a small extension to Links we smoothly add support for effect handlers, making essential use of rows in the frontend and first-class continuations in the backend. We demonstrate the usability of our implementation by modelling the mathematical game of Nim as an abstract computation. We interpret this abstract computation in a variety of ways, illustrating how rows and handlers support modularity and smooth composition of effectful computations. We present a core calculus of row-polymorphic effects and handlers based on a variant of A-normal form used in the intermediate representation of Links. We give an operational semantics for the calculus and a novel generalisation of the CEK machine that implements the operational semantics, and prove that the two coincide. © TyDe 2016 - Proceedings of the 1st International Workshop on Type-Driven Development, co-located with ICFP 2016. All rights reserved.</text:p>
          </table:table-cell>
        </table:table-row>
        <table:table-row table:style-name="ro1">
          <table:table-cell office:value-type="string" calcext:value-type="string">
            <text:p>Experience report: Types for a relational algebra library</text:p>
          </table:table-cell>
          <table:table-cell office:value-type="string" calcext:value-type="string">
            <text:p>https://www.scopus.com/inward/record.uri?eid=2-s2.0-85032204426&amp;doi=10.1145%2f2976002.2976016&amp;partnerID=40&amp;md5=1fb860aa702474e57f8783e995dfde07</text:p>
          </table:table-cell>
          <table:table-cell office:value-type="string" calcext:value-type="string">
            <text:p>Standard Chartered Bank, United Kingdom; Standard Chartered Bank, Singapore</text:p>
          </table:table-cell>
          <table:table-cell office:value-type="string" calcext:value-type="string">
            <text:p>As part of our software toolkit at a major financial institution we have a library for relational algebra. This library is written in C++ and the type checking of the operations on the relations is very dynamic; all relations have the same static type. Of course, relational algebra operations have stringent type constraints, and since we believe in static typing, we would prefer these to be checked at compile time. We have managed to get full static type checking of the relational code, using some modern extensions to the Haskell type system, such as closed type families, type level strings, user-defined kinds, and custom type errors. The static type checking incurs no runtime overhead compared to the dynamically checked library. Some effort has gone into making the use of the typed library similar to the dynamically typed version. We have also tried to produce good error messages when something is wrong. © 2016 ACM.</text:p>
          </table:table-cell>
        </table:table-row>
        <table:table-row table:style-name="ro1">
          <table:table-cell office:value-type="string" calcext:value-type="string">
            <text:p>Low-level functional GPU programming for parallel algorithms</text:p>
          </table:table-cell>
          <table:table-cell office:value-type="string" calcext:value-type="string">
            <text:p>https://www.scopus.com/inward/record.uri?eid=2-s2.0-85031042444&amp;doi=10.1145%2f2975991.2975996&amp;partnerID=40&amp;md5=94b5cdaad39532b9ef6e79fa26c982d0</text:p>
          </table:table-cell>
          <table:table-cell office:value-type="string" calcext:value-type="string">
            <text:p>University of Copenhagen, Denmark; Chalmers University of Technology, Sweden</text:p>
          </table:table-cell>
          <table:table-cell office:value-type="string" calcext:value-type="string">
            <text:p>We present a Functional Compute Language (FCL) for low-level GPU programming. FCL is functional in style, which allows for easy composition of program fragments and thus easy prototyping and a high degree of code reuse. In contrast with projects such as Futhark, Accelerate, Harlan, Nessie and Delite, the intention is not to develop a language providing fully automatic optimizations, but instead to provide a platform that supports absolute control of the GPU computation and memory hierarchies. The developer is thus required to have an intimate knowledge of the target platform, as is also required when using CUDA/OpenCL directly. FCL is heavily inspired by Obsidian. However, instead of relying on a multi-staged meta-programming approach for kernel generation using Haskell as meta-language, FCL is completely self-contained, and we intend it to be suitable as an intermediate language for data-parallel languages, including data-parallel parts of high-level array languages, such as R, Matlab, and APL. We present a type-system and a dynamic semantics suitable for understanding the performance characteristics of both FCL and Obsidian-style programs. Our aim is that FCL will be useful as a platform for developing new parallel algorithms, as well as a target-language for various code-generators targeting GPU hardware. Copyright is held by the owner/author(s).</text:p>
          </table:table-cell>
        </table:table-row>
        <table:table-row table:style-name="ro1">
          <table:table-cell office:value-type="string" calcext:value-type="string">
            <text:p>Ambiguity and constrained polymorphism</text:p>
          </table:table-cell>
          <table:table-cell office:value-type="string" calcext:value-type="string">
            <text:p>https://www.scopus.com/inward/record.uri?eid=2-s2.0-84979459998&amp;doi=10.1016%2fj.scico.2016.03.007&amp;partnerID=40&amp;md5=637748a7da3d03cc01000dfd576b372d</text:p>
          </table:table-cell>
          <table:table-cell office:value-type="string" calcext:value-type="string">
            <text:p>Dep. de Ciência da Computação, Universidade Federal de Minas Gerais, Av. Antônio Carlos 6627, Belo Horizonte, Minas Gerais, Brazil; Dep. de Computação, Universidade Federal de Ouro Preto, ICEB, Campus Universitário Morro do Cruzeiro, Ouro Preto, Minas Gerais, Brazil; Dep. de Computação e Sistemas, Universidade Federal de Ouro Preto, ICEA, João Monlevade, Minas Gerais, Brazil</text:p>
          </table:table-cell>
          <table:table-cell office:value-type="string" calcext:value-type="string">
            <text:p>This paper considers the problem of ambiguity in Haskell-like languages. Overloading resolution is characterized in the context of constrained polymorphism by the presence of unreachable variables in constraints on the type of the expression. A new definition of ambiguity is presented, where existence of more than one instance for the constraints on an expression type is considered only after overloading resolution. This introduces a clear distinction between ambiguity and overloading resolution, makes ambiguity more intuitive and independent from extra concepts, such as functional dependencies, and enables more programs to type-check as fewer ambiguities arise. The paper presents a type system and a type inference algorithm that includes: a constraint-set satisfiability function, that determines whether a given set of constraints is entailed or not in a given context, focusing on issues related to decidability, a constraint-set improvement function, for filtering out constraints for which overloading has been resolved, and a context-reduction function, for reducing constraint sets according to matching instances. A standard dictionary-style semantics for core Haskell is also presented. © 2016 Elsevier B.V. All rights reserved.</text:p>
          </table:table-cell>
        </table:table-row>
        <table:table-row table:style-name="ro1">
          <table:table-cell office:value-type="string" calcext:value-type="string">
            <text:p>Effects as sessions, sessions as effects</text:p>
          </table:table-cell>
          <table:table-cell office:value-type="string" calcext:value-type="string">
            <text:p>https://www.scopus.com/inward/record.uri?eid=2-s2.0-84965074450&amp;doi=10.1145%2f2837614.2837634&amp;partnerID=40&amp;md5=430205d24ab8cc53ffd44ec67e0106ef</text:p>
          </table:table-cell>
          <table:table-cell office:value-type="string" calcext:value-type="string">
            <text:p>Imperial College London, United Kingdom</text:p>
          </table:table-cell>
          <table:table-cell office:value-type="string" calcext:value-type="string">
            <text:p>Effect and session type systems are two expressive behavioural type systems. The former is usually developed in the context of the λ- calculus and its variants, the latter for the π-calculus. In this paper we explore their relative expressive power. Firstly, we give an embedding from PCF, augmented with a parameterised effect system, into a session-typed π-calculus (session calculus), showing that session types are powerful enough to express effects. Secondly, we give a reverse embedding, from the session calculus back into PCF, by instantiating PCF with concurrency primitives and its effect system with a session-like effect algebra; effect systems are powerful enough to express sessions. The embedding of session types into an effect system is leveraged to give a new implementation of session types in Haskell, via an effect system encoding. The correctness of this implementation follows from the second embedding result. We also discuss various extensions to our embeddings. Copyright is held by the owner/author(s).</text:p>
          </table:table-cell>
        </table:table-row>
        <table:table-row table:style-name="ro1">
          <table:table-cell office:value-type="string" calcext:value-type="string">
            <text:p>A language for hierarchical data parallel design-space exploration on GPUs</text:p>
          </table:table-cell>
          <table:table-cell office:value-type="string" calcext:value-type="string">
            <text:p>https://www.scopus.com/inward/record.uri?eid=2-s2.0-84961233860&amp;doi=10.1017%2fS0956796816000046&amp;partnerID=40&amp;md5=7788d854628d9a6734ca0fb799cf1a46</text:p>
          </table:table-cell>
          <table:table-cell office:value-type="string" calcext:value-type="string">
            <text:p>Indiana University, School of Informatics and Computer Science, Bloomington, IN, United States; Chalmers University of Technology, Department of Computer Science and Engineering, Gothenburg, Sweden</text:p>
          </table:table-cell>
          <table:table-cell office:value-type="string" calcext:value-type="string">
            <text:p>Graphics Processing Units (GPUs) offer potential for very high performance; they are also rapidly evolving. Obsidian is an embedded language (in Haskell) for implementing high performance kernels to be run on GPUs. We would like to have our cake and eat it too; we want to raise the level of abstraction beyond CUDA code and still give the programmer control over the details relevant to kernel performance. To that end, Obsidian provides array representations that guarantee elimination of intermediate arrays while also using the type system to model the hierarchy of the GPU. Operations are compiled very differently depending on what level of the GPU they target, and as a result, the user is gently constrained to write code that matches the capabilities of the GPU. Thus, we implement not Nested Data Parallelism, but a more limited form that we call Hierarchical Data Parallelism. We walk through case-studies that demonstrate how to use Obsidian for rapid design exploration or auto-tuning, resulting in performance that compares well to the hand-tuned kernels used in Accelerate and NVIDIA Thrust. © Cambridge University Press 2016.</text:p>
          </table:table-cell>
        </table:table-row>
        <table:table-row table:style-name="ro1">
          <table:table-cell office:value-type="string" calcext:value-type="string">
            <text:p>Parallel type-checking with haskell using saturating LVars and stream generators</text:p>
          </table:table-cell>
          <table:table-cell office:value-type="string" calcext:value-type="string">
            <text:p>https://www.scopus.com/inward/record.uri?eid=2-s2.0-84963759552&amp;doi=10.1145%2f2851141.2851142&amp;partnerID=40&amp;md5=e267b50eb8862089cb1994c3b1b3c6d9</text:p>
          </table:table-cell>
          <table:table-cell office:value-type="string" calcext:value-type="string">
            <text:p>Indiana University, United States; EdX, United States</text:p>
          </table:table-cell>
          <table:table-cell office:value-type="string" calcext:value-type="string">
            <text:p>Given the sophistication of recent type systems, unification-based type-checking and inference can be a time-consuming phase of compilation-especially when union types are combined with subtyping. It is natural to consider improving performance through parallelism, but these algorithms are challenging to parallelize due to complicated control structure and difficulties representing data in a way that is both efficient and supports concurrency. We provide techniques that address these problems based on the LVish approach to deterministic-by-default parallel programming. We extend LVish with Saturating LVars, the first LVars implemented to release memory during the object's lifetime. Our design allows us to achieve a parallel speedup on worst-case (exponential) inputs of Hindley-Milner inference, and on the Typed Racket type-checking algorithm, which yields up an 8.46× parallel speedup on 14 cores for type-checking examples drawn from the Racket repository. © 2016 ACM.</text:p>
          </table:table-cell>
        </table:table-row>
        <table:table-row table:style-name="ro1">
          <table:table-cell office:value-type="string" calcext:value-type="string">
            <text:p>Effects as sessions, sessions as effects</text:p>
          </table:table-cell>
          <table:table-cell office:value-type="string" calcext:value-type="string">
            <text:p>https://www.scopus.com/inward/record.uri?eid=2-s2.0-84962564703&amp;doi=10.1145%2f2837614.2837634&amp;partnerID=40&amp;md5=ac2e318e4175c30521e71f241d2674a8</text:p>
          </table:table-cell>
          <table:table-cell office:value-type="string" calcext:value-type="string">
            <text:p>Imperial College London, United Kingdom</text:p>
          </table:table-cell>
          <table:table-cell office:value-type="string" calcext:value-type="string">
            <text:p>Effect and session type systems are two expressive behavioural type systems. The former is usually developed in the context of the λ- calculus and its variants, the latter for the π-calculus. In this paper we explore their relative expressive power. Firstly, we give an embedding from PCF, augmented with a parameterised effect system, into a session-typed π-calculus (session calculus), showing that session types are powerful enough to express effects. Secondly, we give a reverse embedding, from the session calculus back into PCF, by instantiating PCF with concurrency primitives and its effect system with a session-like effect algebra; effect systems are powerful enough to express sessions. The embedding of session types into an effect system is leveraged to give a new implementation of session types in Haskell, via an effect system encoding. The correctness of this implementation follows from the second embedding result.We also discuss various extensions to our embeddings.</text:p>
          </table:table-cell>
        </table:table-row>
        <table:table-row table:style-name="ro1">
          <table:table-cell office:value-type="string" calcext:value-type="string">
            <text:p>Extending haskell with effectful property abstraction</text:p>
          </table:table-cell>
          <table:table-cell office:value-type="string" calcext:value-type="string">
            <text:p>https://www.scopus.com/inward/record.uri?eid=2-s2.0-84963642562&amp;doi=10.1109%2fInformatics.2015.7377830&amp;partnerID=40&amp;md5=28ee60d0bdeb1297c120fcf75187f492</text:p>
          </table:table-cell>
          <table:table-cell office:value-type="string" calcext:value-type="string">
            <text:p>Eötvös Loránd Tudományegyetem, Hungary</text:p>
          </table:table-cell>
          <table:table-cell office:value-type="string" calcext:value-type="string">
            <text:p>Functional programming paradigm can be used to build high-level software, especially when combined with a strong type system, like in Haskell. Functions are first-order values in functional languages. Haskell's Lens type generalizes properties (i.e. accessors/mutators) found in other programming languages. However the structure of Lens type prevents using lenses for data that can be accessed with side-effects. Examples of such data are synchronized properties, file content or remote data. This paper presents an alternative data type for property abstraction, called Reference that can be used in these cases. © 2015 IEEE.</text:p>
          </table:table-cell>
        </table:table-row>
        <table:table-row table:style-name="ro1">
          <table:table-cell office:value-type="string" calcext:value-type="string">
            <text:p>Defining C preprocessor macro libraries with functional programs</text:p>
          </table:table-cell>
          <table:table-cell office:value-type="string" calcext:value-type="string">
            <text:p>https://www.scopus.com/inward/record.uri?eid=2-s2.0-85015677121&amp;partnerID=40&amp;md5=6ca57cf5a31827771f29eea7149055c3</text:p>
          </table:table-cell>
          <table:table-cell office:value-type="string" calcext:value-type="string">
            <text:p>Eötvös Loránd University, Department of Programming Languages and Compilers, Pázmány Péter sétdny 1/C, Budapest, H-1117, Hungary</text:p>
          </table:table-cell>
          <table:table-cell office:value-type="string" calcext:value-type="string">
            <text:p>The preprocessor of the C language provides a standard way to generate code at compile time. However, writing and understanding these macros is difficult. Lack of typing, statelessness and uncommon syntax are the main reasons of this difficulty. Haskell is a high-level purely functional language with expressive type system, algebraic data types and many useful language extensions. These suggest that Haskell code can be written and maintained easier than preprocessor macros. Functional languages have certain similarities to macro languages. By using these similarities this paper describes a transformation that translates lambda expressions into preprocessor macros. Existing compilers for functional languages generate lambda expressions from the source code as an intermediate representation. As a result it is possible to write Haskell code that will be translated into preprocessor macros that manipulate source code. This may result in faster development and maintenance of complex macro metaprograms.</text:p>
          </table:table-cell>
        </table:table-row>
        <table:table-row table:style-name="ro1">
          <table:table-cell office:value-type="string" calcext:value-type="string">
            <text:p>Probabilistic programming language and its incremental evaluation</text:p>
          </table:table-cell>
          <table:table-cell office:value-type="string" calcext:value-type="string">
            <text:p>https://www.scopus.com/inward/record.uri?eid=2-s2.0-84992473143&amp;doi=10.1007%2f978-3-319-47958-3_19&amp;partnerID=40&amp;md5=a48642a6b00ef92b43ec45d9ad16e764</text:p>
          </table:table-cell>
          <table:table-cell office:value-type="string" calcext:value-type="string">
            <text:p>Tohoku University, Sendai, Japan</text:p>
          </table:table-cell>
          <table:table-cell office:value-type="string" calcext:value-type="string">
            <text:p>This system description paper introduces the probabilistic programming language Hakaru10, for expressing, and performing inference on (general) graphical models. The language supports discrete and continuous distributions, mixture distributions and conditioning. Hakaru10 is a DSL embedded in Haskell and supports Monte-Carlo Markov Chain (MCMC) inference. Hakaru10 is designed to address two main challenges of probabilistic programming: performance and correctness. It implements the incremental Metropolis-Hastings method, avoiding all redundant computations. In the presence of conditional branches, efficiently maintaining dependencies and correctly computing the acceptance ratio are non-trivial problems, solved in Hakaru10. The implementation is unique in being explicitly designed to satisfy the common equational laws of probabilistic programs. Hakaru10 is typed; specifically, its type system statically prevents meaningless conditioning, enforcing that the values to condition upon must indeed come from outside the model. © Springer International Publishing AG 2016.</text:p>
          </table:table-cell>
        </table:table-row>
        <table:table-row table:style-name="ro1">
          <table:table-cell office:value-type="string" calcext:value-type="string">
            <text:p>Optional type classes for Haskell</text:p>
          </table:table-cell>
          <table:table-cell office:value-type="string" calcext:value-type="string">
            <text:p>https://www.scopus.com/inward/record.uri?eid=2-s2.0-84989284890&amp;doi=10.1007%2f978-3-319-45279-1_9&amp;partnerID=40&amp;md5=09c6eede70e99a5a4a709cf78df9b99e</text:p>
          </table:table-cell>
          <table:table-cell office:value-type="string" calcext:value-type="string">
            <text:p>DECSI, Universidade Federal de Ouro Preto (UFOP), João Monlevade, Brazil; DCC, Universidade Federal de Minas Gerais (UFMG), Belo Horizonte, Brazil; DECOM, Universidade Federal de Ouro Preto (UFOP), Ouro Preto, Brazil; DCC, Universidade do Estado de Santa Catarina (UDESC), Joinville, Brazil</text:p>
          </table:table-cell>
          <table:table-cell office:value-type="string" calcext:value-type="string">
            <text:p>This paper explores an approach for allowing type classes to be optionally declared by programmers, i.e. programmers can overload symbols without declaring their types in type classes. The type of an overloaded symbol is, if not explicitly defined in a type class, automatically determined from the anti-unification of instance types defined for the symbol in the relevant module. This depends on a modularization of instance visibility, as well as on a redefinition of Haskell’s ambiguity rule. The paper presents the modifications to Haskell’s module system that are necessary for allowing instances to have a modular scope, based on previous work by the authors. The definition of the type of overloaded symbols as the anti-unification of available instance types and the redefined ambiguity rule are also based on previous works by the authors. The added flexibility to Haskell-style of overloading is illustrated by defining a type system and by showing how overloaded record fields can be easily allowed with such a type system. © Springer International Publishing Switzerland 2016.</text:p>
          </table:table-cell>
        </table:table-row>
        <table:table-row table:style-name="ro1">
          <table:table-cell office:value-type="string" calcext:value-type="string">
            <text:p>A reflection on types</text:p>
          </table:table-cell>
          <table:table-cell office:value-type="string" calcext:value-type="string">
            <text:p>https://www.scopus.com/inward/record.uri?eid=2-s2.0-84973866658&amp;doi=10.1007%2f978-3-319-30936-1_16&amp;partnerID=40&amp;md5=7344be47353c37768e40ea017c178209</text:p>
          </table:table-cell>
          <table:table-cell office:value-type="string" calcext:value-type="string">
            <text:p>Microsoft Research, Cambridge, United Kingdom; Department of Computer and Information Science, University of Pennsylvania, Philadelphia, United States</text:p>
          </table:table-cell>
          <table:table-cell office:value-type="string" calcext:value-type="string">
            <text:p>The ability to perform type tests at runtime blurs the line between statically-typed and dynamically-checked languages. Recent developments in Haskell’s type system allow even programs that use reflection to themselves be statically typed, using a type-indexed runtime representation of types called TypeRep. As a result we can build dynamic types as an ordinary, statically-typed library, on top of TypeRep in an open-world context. © Springer International Publishing Switzerland 2016.</text:p>
          </table:table-cell>
        </table:table-row>
        <table:table-row table:style-name="ro1">
          <table:table-cell office:value-type="string" calcext:value-type="string">
            <text:p>Visible type application</text:p>
          </table:table-cell>
          <table:table-cell office:value-type="string" calcext:value-type="string">
            <text:p>https://www.scopus.com/inward/record.uri?eid=2-s2.0-84961754981&amp;doi=10.1007%2f978-3-662-49498-1_10&amp;partnerID=40&amp;md5=ac6bb871d5eb0ceb539daa13f79291b7</text:p>
          </table:table-cell>
          <table:table-cell office:value-type="string" calcext:value-type="string">
            <text:p>University of Pennsylvania, Philadelphia, United States</text:p>
          </table:table-cell>
          <table:table-cell office:value-type="string" calcext:value-type="string">
            <text:p>The Hindley-Milner (HM) type system automatically infers the types at which polymorphic functions are used. In HM, the inferred types are unambiguous, and every expression has a principal type. Type annotations make HM compatible with extensions where complete type inference is impossible, such as higher-rank polymorphism and type-level functions. However, programmers cannot use annotations to explicitly provide type arguments to polymorphic functions, as HM requires type instantiations to be inferred. We describe an extension to HM that allows visible type application. Our extension requires a novel type inference algorithm, yet its declarative presentation is a simple extension to HM. We prove that our extended system is a conservative extension of HM and admits principal types. We then extend our approach to a higher-rank type system with bidirectional type-checking. We have implemented this system in the Glasgow Haskell Compiler and show how our approach scales in the presence of complex type system features. © Springer-Verlag Berlin Heidelberg 2016.</text:p>
          </table:table-cell>
        </table:table-row>
        <table:table-row table:style-name="ro1">
          <table:table-cell office:value-type="string" calcext:value-type="string">
            <text:p>Executable relational specifications of polymorphic type systems using prolog</text:p>
          </table:table-cell>
          <table:table-cell office:value-type="string" calcext:value-type="string">
            <text:p>https://www.scopus.com/inward/record.uri?eid=2-s2.0-84961132077&amp;doi=10.1007%2f978-3-319-29604-3_8&amp;partnerID=40&amp;md5=e7d106ef7b53f004e87d82ad0ee07761</text:p>
          </table:table-cell>
          <table:table-cell office:value-type="string" calcext:value-type="string">
            <text:p>Portland State University, Portland, OR, United States; Chalmers University of Technology, Gothenburg, Sweden</text:p>
          </table:table-cell>
          <table:table-cell office:value-type="string" calcext:value-type="string">
            <text:p>A concise, declarative, and machine executable specification of the Hindley–Milner type system (HM) can be formulated using logic programming languages such as Prolog. Modern functional language implementations such as the Glasgow Haskell Compiler support more extensive flavors of polymorphism beyond Milner’s theory of type polymorphism in the late 70’s. We progressively extend the HM specification to include more advanced type system features. An interesting development is that extending dimensions of polymorphism beyond HM resulted in a multi-staged solution: resolve the typing relations first, while delaying to resolve kinding relations, and then resolve the delayed kinding relations. Our work demonstrates that logic programing is effective for prototyping polymorphic type systems with rich features of polymorphism, and that logic programming could have been even more effective for specifying type inference if it were equipped with better theories and tools for staged resolution of different relations at different levels. © Springer International Publishing Switzerland 2016.</text:p>
          </table:table-cell>
        </table:table-row>
        <table:table-row table:style-name="ro1">
          <table:table-cell office:value-type="string" calcext:value-type="string">
            <text:p>ACM International Conference Proceeding Series</text:p>
          </table:table-cell>
          <table:table-cell office:value-type="string" calcext:value-type="string">
            <text:p>https://www.scopus.com/inward/record.uri?eid=2-s2.0-84983463971&amp;partnerID=40&amp;md5=452b91a98231d097b9611c7b0b33c353</text:p>
          </table:table-cell>
          <table:table-cell/>
          <table:table-cell office:value-type="string" calcext:value-type="string">
            <text:p>The proceedings contain 11 papers. The topics discussed include: static and dynamic visualisations of monadic programs; foreign exchange at low, low rates; polymonad programming in Haskell; type inference for array programming with dimensioned vector spaces; fixing non-determinism; sharing-aware improvements in a call-by-need functional core language; a verified type system for CakeML; interpretation and programming of the reversible functional language RFUN; isomorphisms considered as equalities; dynamic adaptation of functional runtime systems through external control; and making Fortran legacy code more functional.</text:p>
          </table:table-cell>
        </table:table-row>
        <table:table-row table:style-name="ro1">
          <table:table-cell office:value-type="string" calcext:value-type="string">
            <text:p>HLIO: Mixing static and dynamic typing for information-flow control in Haskell</text:p>
          </table:table-cell>
          <table:table-cell office:value-type="string" calcext:value-type="string">
            <text:p>https://www.scopus.com/inward/record.uri?eid=2-s2.0-85112821722&amp;doi=10.1145%2f2784731.2784758&amp;partnerID=40&amp;md5=66d9f667332f5c151ec2a019f81a2855</text:p>
          </table:table-cell>
          <table:table-cell office:value-type="string" calcext:value-type="string">
            <text:p>Chalmers University of Technology, Sweden; Microsoft Research, United Kingdom</text:p>
          </table:table-cell>
          <table:table-cell office:value-type="string" calcext:value-type="string">
            <text:p>Information-Flow Control (IFC) is a well-established approach for allowing untrusted code to manipulate sensitive data without disclosing it. IFC is typically enforced via type systems and static analyses or via dynamic execution monitors. The LIO Haskell library, originating in operating systems research, implements a purely dynamic monitor of the sensitivity level of a computation, particularly suitable when data sensitivity levels are only known at runtime. In this paper, we show how to give programmers the flexibility of deferring IFC checks to runtime (as in LIO), while also providing static guarantees - -and the absence of runtime checks - -for parts of their programs that can be statically verified (unlike LIO). We present the design and implementation of our approach, HLIO (Hybrid LIO), as an embedding in Haskell that uses a novel technique for deferring IFC checks based on singleton types and constraint polymorphism. We formalize HLIO, prove non-interference, and show how interesting IFC examples can be programmed. Although our motivation is IFC, our technique for deferring constraints goes well beyond and offers a methodology for programmer-controlled hybrid type checking in Haskell. © 2015 ACM.</text:p>
          </table:table-cell>
        </table:table-row>
        <table:table-row table:style-name="ro1">
          <table:table-cell office:value-type="string" calcext:value-type="string">
            <text:p>Certified symbolic management of financial multi-party contracts</text:p>
          </table:table-cell>
          <table:table-cell office:value-type="string" calcext:value-type="string">
            <text:p>https://www.scopus.com/inward/record.uri?eid=2-s2.0-85100553631&amp;doi=10.1145%2f2784731.2784747&amp;partnerID=40&amp;md5=404784fd04980772ec9a51f5448d76f5</text:p>
          </table:table-cell>
          <table:table-cell office:value-type="string" calcext:value-type="string">
            <text:p>Department of Computer Science, University of Copenhagen (DIKU), Copenhagen, Denmark; Commonwealth Bank of Australia y, Sydney, Australia</text:p>
          </table:table-cell>
          <table:table-cell office:value-type="string" calcext:value-type="string">
            <text:p>Domain-specific languages (DSLs) for complex financial contracts are in practical use in many banks and financial institutions today. Given the level of automation and pervasiveness of software in the sector, the financial domain is immensely sensitive to software bugs. At the same time, there is an increasing need to analyse (and report on) the interaction between multiple parties. In this paper, we present a multi-party contract language that rigorously relegates any artefacts of simulation and computation from its core, which leads to favourable algebraic properties, and therefore allows for formalising domain-specific analyses and transformations using a proof assistant. At the centre of our formalisation is a simple denotational semantics independent of any stochastic aspects. Based on this semantics, we devise certified contract analyses and transformations. In particular, we give a type system, with an accompanying type inference procedure, that statically ensures that contracts follow the principle of causality. Moreover, we devise a reduction semantics that allows us to evolve contracts over time, in accordance with the denotational semantics. From the verified Coq definitions, we automatically extract a Haskell implementation of an embedded contract DSL along with the formally verified contract management functionality. This approach opens a road map towards more reliable contract management software, including the possibility of analysing contracts based on symbolic instead of numeric methods. © 2015 ACM.</text:p>
          </table:table-cell>
        </table:table-row>
        <table:table-row table:style-name="ro1">
          <table:table-cell office:value-type="string" calcext:value-type="string">
            <text:p>Variations on variants</text:p>
          </table:table-cell>
          <table:table-cell office:value-type="string" calcext:value-type="string">
            <text:p>https://www.scopus.com/inward/record.uri?eid=2-s2.0-85105414052&amp;doi=10.1145%2f2804302.2804320&amp;partnerID=40&amp;md5=50cdfe29725b79b3fb748cb4f74894e9</text:p>
          </table:table-cell>
          <table:table-cell office:value-type="string" calcext:value-type="string">
            <text:p>The University of Edinburgh Edinburgh, United Kingdom</text:p>
          </table:table-cell>
          <table:table-cell office:value-type="string" calcext:value-type="string">
            <text:p>Extensible variants improve the modularity and expressiveness of programming languages: they allow program functionality to be decomposed into independent blocks, and allow seamless extension of existing code with both new cases of existing data types and new operations over those data types. This paper considers three approaches to providing extensible variants in Haskell. Row typing is a long understood mechanism for typing extensible records and variants, but its adoption would require extension of Haskell's core type system. Alternatively, we might hope to encode extensible variants in terms of existing mechanisms, such as type classes. We describe an encoding of extensible variants using instance chains, a proposed extension of the class system. Unlike many previous encodings of extensible variants, ours does not require the definition of a new type class for each function that consumes variants. Finally, we translate our encoding to use closed type families, an existing feature of GHC. Doing so demonstrates the interpretation of instances chains and functional dependencies in closed type families. One concern with encodings like ours is how completely they match the encoded system. We compare the expressiveness of our encodings with each other and with systems based on row types. We find that, while equivalent terms are typable in each system, both encodings require explicit type annotations to resolve ambiguities in typing not present in row type systems, and the type family implementation retains more constraints in principal types than does the instance chain implementation. We propose a general mechanism to guide the instantiation of ambiguous type variables, show that it eliminates the need for type annotations in our encodings, and discuss conditions under which it preserves coherence. © 2015 ACM.</text:p>
          </table:table-cell>
        </table:table-row>
        <table:table-row table:style-name="ro1">
          <table:table-cell office:value-type="string" calcext:value-type="string">
            <text:p>A typechecker plugin for units of measure: Domain-specific constraint solving in GHC Haskell</text:p>
          </table:table-cell>
          <table:table-cell office:value-type="string" calcext:value-type="string">
            <text:p>https://www.scopus.com/inward/record.uri?eid=2-s2.0-85105396194&amp;doi=10.1145%2f2804302.2804305&amp;partnerID=40&amp;md5=d17482271a63007201c77918e079b128</text:p>
          </table:table-cell>
          <table:table-cell office:value-type="string" calcext:value-type="string">
            <text:p>Well-Typed, United Kingdom</text:p>
          </table:table-cell>
          <table:table-cell office:value-type="string" calcext:value-type="string">
            <text:p>Typed functional programming and units of measure are a natural combination, as F# ably demonstrates. However, encoding statically-checked units in Haskell's type system leads to inevitable disappointment with the usability of the resulting system. Extending the language itself would produce a much better result, but it would be a lot of work! In this paper, I demonstrate how typechecker plugins in the Glasgow Haskell Compiler allow users to define domain-specific constraint solving behaviour, making it possible to implement units of measure as a type system extension without rebuilding the compiler. This paves the way for a more modular treatment of constraint solving in GHC. © 2015 ACM.</text:p>
          </table:table-cell>
        </table:table-row>
        <table:table-row table:style-name="ro1">
          <table:table-cell office:value-type="string" calcext:value-type="string">
            <text:p>Improving Haskell types with SMT</text:p>
          </table:table-cell>
          <table:table-cell office:value-type="string" calcext:value-type="string">
            <text:p>https://www.scopus.com/inward/record.uri?eid=2-s2.0-85105378480&amp;doi=10.1145%2f2804302.2804307&amp;partnerID=40&amp;md5=657dc420862e7647a3528fc1621aff7b</text:p>
          </table:table-cell>
          <table:table-cell office:value-type="string" calcext:value-type="string">
            <text:p>Galois, United States</text:p>
          </table:table-cell>
          <table:table-cell office:value-type="string" calcext:value-type="string">
            <text:p>We present a technique for integrating GHC's type-checker with an SMT solver. The technique was developed to add support for reasoning about type-level functions on natural numbers, and so our implementation uses the theory of linear arithmetic. However, the approach is not limited to this theory, and makes it possible to experiment with other external decision procedures, such as reasoning about type-level booleans, bit-vectors, or any other theory supported by SMT solvers. © 2015 ACM.</text:p>
          </table:table-cell>
        </table:table-row>
        <table:table-row table:style-name="ro1">
          <table:table-cell office:value-type="string" calcext:value-type="string">
            <text:p>Type-safe runtime code generation: Accelerate to LLVM</text:p>
          </table:table-cell>
          <table:table-cell office:value-type="string" calcext:value-type="string">
            <text:p>https://www.scopus.com/inward/record.uri?eid=2-s2.0-85105373557&amp;doi=10.1145%2f2804302.2804313&amp;partnerID=40&amp;md5=4c2bfa2567b6a1804a67e616cd910ac9</text:p>
          </table:table-cell>
          <table:table-cell office:value-type="string" calcext:value-type="string">
            <text:p>Indiana University, United States; University of New South Wales, Australia; Nvidia Corporation, United States</text:p>
          </table:table-cell>
          <table:table-cell office:value-type="string" calcext:value-type="string">
            <text:p>Embedded languages are often compiled at application runtime; thus, embedded compile-time errors become application runtime errors. We argue that advanced type system features, such as GADTs and type families, play a crucial role in minimising such runtime errors. Specifically, a rigorous type discipline reduces runtime errors due to bugs in both embedded language applications and the implementation of the embedded language compiler itself. In this paper, we focus on the safety guarantees achieved by type preserving compilation. We discuss the compilation pipeline of Accelerate, a high-performance array language targeting both multicore CPUs and GPUs, where we are able to preserve types from the source language down to a low-level register language in SSA form. Specifically, we demonstrate the practicability of our approach by creating a new type-safe interface to the industrial-strength LLVM compiler infrastructure, which we used to build two new Accelerate backends that show competitive runtimes on a set of benchmarks across both CPUs and GPUs. © 2015 ACM.</text:p>
          </table:table-cell>
        </table:table-row>
        <table:table-row table:style-name="ro1">
          <table:table-cell office:value-type="string" calcext:value-type="string">
            <text:p>Guilt free ivory</text:p>
          </table:table-cell>
          <table:table-cell office:value-type="string" calcext:value-type="string">
            <text:p>https://www.scopus.com/inward/record.uri?eid=2-s2.0-85090094834&amp;doi=10.1145%2f2804302.2804318&amp;partnerID=40&amp;md5=3c0f11aa8426d30489f8bf2b007a3cfa</text:p>
          </table:table-cell>
          <table:table-cell office:value-type="string" calcext:value-type="string">
            <text:p>Galois, Inc., United States; Uc San Diego, United States; Willamette University, United States</text:p>
          </table:table-cell>
          <table:table-cell office:value-type="string" calcext:value-type="string">
            <text:p>Ivory is a language that enforces memory safety and avoids most undefined behaviors while providing low-level control of memory-manipulation. Ivory is embedded in a modern variant of Haskell, as implemented by the GHC compiler. The main contributions of the paper are two-fold. First, we demonstrate how to embed the type-system of a safe-C language into the type extensions of GHC. Second, Ivory is of interest in its own right, as a powerful language for writing high-assurance embedded programs. Beyond invariants enforced by its type-system, Ivory has direct support for model-checking, theorem-proving, and property-based testing. Ivory's semantics have been formalized and proved to guarantee memory safety. © 2015 ACM.</text:p>
          </table:table-cell>
        </table:table-row>
        <table:table-row table:style-name="ro1">
          <table:table-cell office:value-type="string" calcext:value-type="string">
            <text:p>A typechecker plugin for units of measure: Domain-specific constraint solving in GHC Haskell</text:p>
          </table:table-cell>
          <table:table-cell office:value-type="string" calcext:value-type="string">
            <text:p>https://www.scopus.com/inward/record.uri?eid=2-s2.0-84975785863&amp;doi=10.1145%2f2804302.2804305&amp;partnerID=40&amp;md5=596adceb9bec83db25cdaccf95234773</text:p>
          </table:table-cell>
          <table:table-cell office:value-type="string" calcext:value-type="string">
            <text:p>Well-Typed LLP, United Kingdom</text:p>
          </table:table-cell>
          <table:table-cell office:value-type="string" calcext:value-type="string">
            <text:p>Typed functional programming and units of measure are a natural combination, as F# ably demonstrates. However, encoding staticallychecked units in Haskell's type system leads to inevitable disappointment with the usability of the resulting system. Extending the language itself would produce a much better result, but it would be a lot of work! In this paper, I demonstrate how typechecker plugins in the Glasgow Haskell Compiler allow users to define domain-specific constraint solving behaviour, making it possible to implement units of measure as a type system extension without rebuilding the compiler. This paves the way for a more modular treatment of constraint solving in GHC.</text:p>
          </table:table-cell>
        </table:table-row>
        <table:table-row table:style-name="ro1">
          <table:table-cell office:value-type="string" calcext:value-type="string">
            <text:p>Variations on variants</text:p>
          </table:table-cell>
          <table:table-cell office:value-type="string" calcext:value-type="string">
            <text:p>https://www.scopus.com/inward/record.uri?eid=2-s2.0-84975785828&amp;doi=10.1145%2f2804302.2804320&amp;partnerID=40&amp;md5=924b1a63b769c13a3d0296605ef74e9b</text:p>
          </table:table-cell>
          <table:table-cell office:value-type="string" calcext:value-type="string">
            <text:p>University of Edinburgh, Edinburgh, United Kingdom</text:p>
          </table:table-cell>
          <table:table-cell office:value-type="string" calcext:value-type="string">
            <text:p>Extensible variants improve the modularity and expressiveness of programming languages: they allow program functionality to be decomposed into independent blocks, and allow seamless extension of existing code with both new cases of existing data types and new operations over those data types. This paper considers three approaches to providing extensible variants in Haskell. Row typing is a long understood mechanism for typing extensible records and variants, but its adoption would require extension of Haskell's core type system. Alternatively, we might hope to encode extensible variants in terms of existing mechanisms, such as type classes. We describe an encoding of extensible variants using instance chains, a proposed extension of the class system. Unlike many previous encodings of extensible variants, ours does not require the definition of a new type class for each function that consumes variants. Finally, we translate our encoding to use closed type families, an existing feature of GHC. Doing so demonstrates the interpretation of instances chains and functional dependencies in closed type families. One concern with encodings like ours is how completely they match the encoded system. We compare the expressiveness of our encodings with each other and with systems based on row types. We find that, while equivalent terms are typable in each system, both encodings require explicit type annotations to resolve ambiguities in typing not present in row type systems, and the type family implementation retains more constraints in principal types than does the instance chain implementation.We propose a general mechanism to guide the instantiation of ambiguous type variables, show that it eliminates the need for type annotations in our encodings, and discuss conditions under which it preserves coherence.</text:p>
          </table:table-cell>
        </table:table-row>
        <table:table-row table:style-name="ro1">
          <table:table-cell office:value-type="string" calcext:value-type="string">
            <text:p>Type-safe runtime code generation: Accelerate to LLVM</text:p>
          </table:table-cell>
          <table:table-cell office:value-type="string" calcext:value-type="string">
            <text:p>https://www.scopus.com/inward/record.uri?eid=2-s2.0-84975709137&amp;doi=10.1145%2f2804302.2804313&amp;partnerID=40&amp;md5=363c9fef59e061d445c9f65916bcab28</text:p>
          </table:table-cell>
          <table:table-cell office:value-type="string" calcext:value-type="string">
            <text:p>Indiana University, United States; University of New South Wales, Australia; NVIDIA Corporation, United States</text:p>
          </table:table-cell>
          <table:table-cell office:value-type="string" calcext:value-type="string">
            <text:p>Embedded languages are often compiled at application runtime; thus, embedded compile-time errors become application runtime errors. We argue that advanced type system features, such as GADTs and type families, play a crucial role in minimising such runtime errors. Specifically, a rigorous type discipline reduces runtime errors due to bugs in both embedded language applications and the implementation of the embedded language compiler itself. In this paper, we focus on the safety guarantees achieved by type preserving compilation. We discuss the compilation pipeline of Accelerate, a high-performance array language targeting both multicore CPUs and GPUs, where we are able to preserve types from the source language down to a low-level register language in SSA form. Specifically, we demonstrate the practicability of our approach by creating a new type-safe interface to the industrialstrength LLVMcompiler infrastructure, which we used to build two new Accelerate backends that show competitive runtimes on a set of benchmarks across both CPUs and GPUs.</text:p>
          </table:table-cell>
        </table:table-row>
        <table:table-row table:style-name="ro1">
          <table:table-cell office:value-type="string" calcext:value-type="string">
            <text:p>Guilt free Ivory</text:p>
          </table:table-cell>
          <table:table-cell office:value-type="string" calcext:value-type="string">
            <text:p>https://www.scopus.com/inward/record.uri?eid=2-s2.0-84975688015&amp;doi=10.1145%2f2804302.2804318&amp;partnerID=40&amp;md5=8d37d46db98f99db15b364d371c1d879</text:p>
          </table:table-cell>
          <table:table-cell office:value-type="string" calcext:value-type="string">
            <text:p>Galois, Inc., United States; UC San Diego, United States; Willamette University, United States</text:p>
          </table:table-cell>
          <table:table-cell office:value-type="string" calcext:value-type="string">
            <text:p>Ivory is a language that enforces memory safety and avoids most undefined behaviors while providing low-level control of memorymanipulation. Ivory is embedded in a modern variant of Haskell, as implemented by the GHC compiler. The main contributions of the paper are two-fold. First, we demonstrate how to embed the type-system of a safe-C language into the type extensions of GHC. Second, Ivory is of interest in its own right, as a powerful language for writing high-assurance embedded programs. Beyond invariants enforced by its type-system, Ivory has direct support for model-checking, theorem-proving, and property-based testing. Ivory's semantics have been formalized and proved to guarantee memory safety.</text:p>
          </table:table-cell>
        </table:table-row>
        <table:table-row table:style-name="ro1">
          <table:table-cell office:value-type="string" calcext:value-type="string">
            <text:p>Improving Haskell types with SMT</text:p>
          </table:table-cell>
          <table:table-cell office:value-type="string" calcext:value-type="string">
            <text:p>https://www.scopus.com/inward/record.uri?eid=2-s2.0-84964044658&amp;doi=10.1145%2f2804302.2804307&amp;partnerID=40&amp;md5=f9a7e316251cc69e29af5c9bd56f9b17</text:p>
          </table:table-cell>
          <table:table-cell office:value-type="string" calcext:value-type="string">
            <text:p>Galois Inc., United States</text:p>
          </table:table-cell>
          <table:table-cell office:value-type="string" calcext:value-type="string">
            <text:p>We present a technique for integrating GHC's type-checker with an SMT solver. The technique was developed to add support for reasoning about type-level functions on natural numbers, and so our implementation uses the theory of linear arithmetic. However, the approach is not limited to this theory, and makes it possible to experiment with other external decision procedures, such as reasoning about type-level booleans, bit-vectors, or any other theory supported by SMT solvers. © 2015 ACM.</text:p>
          </table:table-cell>
        </table:table-row>
        <table:table-row table:style-name="ro1">
          <table:table-cell office:value-type="string" calcext:value-type="string">
            <text:p>HLIO: Mixing static and dynamic typing for information-flow control in Haskell</text:p>
          </table:table-cell>
          <table:table-cell office:value-type="string" calcext:value-type="string">
            <text:p>https://www.scopus.com/inward/record.uri?eid=2-s2.0-84957634293&amp;doi=10.1145%2f2784731.2784758&amp;partnerID=40&amp;md5=f027558044f8f6527796dc68738f9ad9</text:p>
          </table:table-cell>
          <table:table-cell office:value-type="string" calcext:value-type="string">
            <text:p>Chalmers University of Technology, Sweden; Microsoft Research, United Kingdom</text:p>
          </table:table-cell>
          <table:table-cell office:value-type="string" calcext:value-type="string">
            <text:p>Information-Flow Control (IFC) is a well-established approach for allowing untrusted code to manipulate sensitive data without disclosing it. IFC is typically enforced via type systems and static analyses or via dynamic execution monitors. The LIO Haskell library, originating in operating systems research, implements a purely dynamic monitor of the sensitivity level of a computation, particularly suitable when data sensitivity levels are only known at runtime. In this paper, we show how to give programmers the flexibility of deferring IFC checks to runtime (as in LIO), while also providing static guarantees-and the absence of runtime checks-for parts of their programs that can be statically verified (unlike LIO). We present the design and implementation of our approach, HLIO (Hybrid LIO), as an embedding in Haskell that uses a novel technique for deferring IFC checks based on singleton types and constraint polymorphism. We formalize HLIO, prove non-interference, and show how interesting IFC examples can be programmed. Although our motivation is IFC, our technique for deferring constraints goes well beyond and offers a methodology for programmer-controlled hybrid type checking in Haskell.</text:p>
          </table:table-cell>
        </table:table-row>
        <table:table-row table:style-name="ro1">
          <table:table-cell office:value-type="string" calcext:value-type="string">
            <text:p>Certified symbolic management of financial multi-party contracts</text:p>
          </table:table-cell>
          <table:table-cell office:value-type="string" calcext:value-type="string">
            <text:p>https://www.scopus.com/inward/record.uri?eid=2-s2.0-84957618367&amp;doi=10.1145%2f2784731.2784747&amp;partnerID=40&amp;md5=38a89fbcba2e7036799b7c77b327ad43</text:p>
          </table:table-cell>
          <table:table-cell office:value-type="string" calcext:value-type="string">
            <text:p>Department of Computer Science, University of Copenhagen (DIKU), Copenhagen, Denmark; Commonwealth Bank of Australia, Sydney, Australia</text:p>
          </table:table-cell>
          <table:table-cell office:value-type="string" calcext:value-type="string">
            <text:p>Domain-specific languages (DSLs) for complex financial contracts are in practical use in many banks and financial institutions today. Given the level of automation and pervasiveness of software in the sector, the financial domain is immensely sensitive to software bugs. At the same time, there is an increasing need to analyse (and report on) the interaction between multiple parties. In this paper, we present a multi-party contract language that rigorously relegates any artefacts of simulation and computation from its core, which leads to favourable algebraic properties, and therefore allows for formalising domain-specific analyses and transformations using a proof assistant. At the centre of our formalisation is a simple denotational semantics independent of any stochastic aspects. Based on this semantics, we devise certified contract analyses and transformations. In particular, we give a type system, with an accompanying type inference procedure, that statically ensures that contracts follow the principle of causality. Moreover, we devise a reduction semantics that allows us to evolve contracts over time, in accordance with the denotational semantics. From the verified Coq definitions, we automatically extract a Haskell implementation of an embedded contract DSL along with the formally verified contract management functionality. This approach opens a road map towards more reliable contract management software, including the possibility of analysing contracts based on symbolic instead of numeric methods.</text:p>
          </table:table-cell>
        </table:table-row>
        <table:table-row table:style-name="ro1">
          <table:table-cell office:value-type="string" calcext:value-type="string">
            <text:p>Type-safe layer-introduced base functions with imperative layer activation</text:p>
          </table:table-cell>
          <table:table-cell office:value-type="string" calcext:value-type="string">
            <text:p>https://www.scopus.com/inward/record.uri?eid=2-s2.0-84960440806&amp;doi=10.1145%2f2786545.2786553&amp;partnerID=40&amp;md5=71618dc76c348601e8b30c4a684ed8a0</text:p>
          </table:table-cell>
          <table:table-cell office:value-type="string" calcext:value-type="string">
            <text:p>Tokyo Institute of Technology, Japan; Ritsumeikan University, Japan</text:p>
          </table:table-cell>
          <table:table-cell office:value-type="string" calcext:value-type="string">
            <text:p>Layer-introduced base methods, which are the methods with new signatures in a layer and are added to a class, give layers more freedom to organize definitions of context-dependent behavior. However, we need to be careful so as not to call a layer-introduced base method while the layers that provide the method are inactive. Type-based solutions would help to avoid such a problematic situation, but existing ones are limited to context-oriented programming (COP) languages that have dynamically-scoped (i.e., the "with" based) layer activation. We propose a COP framework in Haskell that supports both imperative and dynamically-scoped layer activation mechanisms, as well as layer-introduced base functions. By representing a context as a stack of active layers in a type of a function in Haskell, type safety-including the guarantee of activation of a layer that provides a layer-introduced function-is checked by Haskell's type system. This paper shows how our framework encodes COP features in Haskell using a simple example. Copyright 2015 ACM.</text:p>
          </table:table-cell>
        </table:table-row>
        <table:table-row table:style-name="ro1">
          <table:table-cell office:value-type="string" calcext:value-type="string">
            <text:p>Diagnosing type errors with class</text:p>
          </table:table-cell>
          <table:table-cell office:value-type="string" calcext:value-type="string">
            <text:p>https://www.scopus.com/inward/record.uri?eid=2-s2.0-84951849440&amp;doi=10.1145%2f2737924.2738009&amp;partnerID=40&amp;md5=7d823a36a2c2ae343dcc7b0b0549c264</text:p>
          </table:table-cell>
          <table:table-cell office:value-type="string" calcext:value-type="string">
            <text:p>Department of Computer Science, Cornell University, Ithaca, NY, United States; Microsoft Research Cambridge, Cambridge, United Kingdom</text:p>
          </table:table-cell>
          <table:table-cell office:value-type="string" calcext:value-type="string">
            <text:p>Type inference engines often give terrible error messages, and the more sophisticated the type system the worse the problem. We show that even with the highly expressive type system implemented by the Glasgow Haskell Compiler (GHC)-including type classes, GADTs, and type families-it is possible to identify the most likely source of the type error, rather than the first source that the inference engine trips over. To determine which are the likely error sources, we apply a simple Bayesian model to a graph representation of the typing constraints; the satisfiability or unsatisfiability of paths within the graph provides evidence for or against possible explanations. While we build on prior work on error diagnosis for simpler type systems, inference in the richer type system of Haskell requires extending the graph with new nodes. The augmentation of the graph creates challenges both for Bayesian reasoning and for ensuring termination. Using a large corpus of Haskell programs, we show that this error localization technique is practical and significantly improves accuracy over the state of the art. © 2015 ACM.</text:p>
          </table:table-cell>
        </table:table-row>
        <table:table-row table:style-name="ro1">
          <table:table-cell office:value-type="string" calcext:value-type="string">
            <text:p>Diagnosing type errors with class</text:p>
          </table:table-cell>
          <table:table-cell office:value-type="string" calcext:value-type="string">
            <text:p>https://www.scopus.com/inward/record.uri?eid=2-s2.0-84951117067&amp;doi=10.1145%2f2737924.2738009&amp;partnerID=40&amp;md5=7da82f53aaaf1e216c89ceec58cd6f10</text:p>
          </table:table-cell>
          <table:table-cell office:value-type="string" calcext:value-type="string">
            <text:p>Department of Computer Science, Cornell University, Ithaca, NY, United States; Microsoft Research Cambridge, Cambridge, United Kingdom</text:p>
          </table:table-cell>
          <table:table-cell office:value-type="string" calcext:value-type="string">
            <text:p>Type inference engines often give terrible error messages, and the more sophisticated the type system the worse the problem. We show that even with the highly expressive type system implemented by the Glasgow Haskell Compiler (GHC)-including type classes, GADTs, and type families-it is possible to identify the most likely source of the type error, rather than the first source that the inference engine trips over. To determine which are the likely error sources, we apply a simple Bayesian model to a graph representation of the typing constraints; the satisfiability or unsatisfiability of paths within the graph provides evidence for or against possible explanations. While we build on prior work on error diagnosis for simpler type systems, inference in the richer type system of Haskell requires extending the graph with new nodes. The augmentation of the graph creates challenges both for Bayesian reasoning and for ensuring termination. Using a large corpus of Haskell programs, we show that this error localization technique is practical and significantly improves accuracy over the state of the art. © 2015 ACM.</text:p>
          </table:table-cell>
        </table:table-row>
        <table:table-row table:style-name="ro1">
          <table:table-cell office:value-type="string" calcext:value-type="string">
            <text:p>Type classes for lightweight substructural types</text:p>
          </table:table-cell>
          <table:table-cell office:value-type="string" calcext:value-type="string">
            <text:p>https://www.scopus.com/inward/record.uri?eid=2-s2.0-85041434344&amp;doi=10.4204%2fEPTCS.176.4&amp;partnerID=40&amp;md5=35b1f3c1b777038cdd0c93a4fb8bc774</text:p>
          </table:table-cell>
          <table:table-cell office:value-type="string" calcext:value-type="string">
            <text:p>Facebook, Menlo Park, United States; Northeastern University, Boston, United States; Harvard University, Cambridge, United States</text:p>
          </table:table-cell>
          <table:table-cell office:value-type="string" calcext:value-type="string">
            <text:p>Linear and substructural types are powerful tools, but adding them to standard functional programming languages often means introducing extra annotations and typing machinery. We propose a lightweight substructural type system design that recasts the structural rules of weakening and contraction as type classes; we demonstrate this design in a prototype language, Clamp. Clamp supports polymorphic substructural types as well as an expressive system of mutable references. At the same time, it adds little additional overhead to a standard Damas–Hindley–Milner type system enriched with type classes. We have established type safety for the core model and implemented a type checker with type inference in Haskell.</text:p>
          </table:table-cell>
        </table:table-row>
        <table:table-row table:style-name="ro1">
          <table:table-cell office:value-type="string" calcext:value-type="string">
            <text:p>Enhancing RUSTDOC to allow search by types</text:p>
          </table:table-cell>
          <table:table-cell office:value-type="string" calcext:value-type="string">
            <text:p>https://www.scopus.com/inward/record.uri?eid=2-s2.0-84964773867&amp;partnerID=40&amp;md5=d761b1f649b4e5d7b5c5143d46a5676e</text:p>
          </table:table-cell>
          <table:table-cell office:value-type="string" calcext:value-type="string">
            <text:p>University Politehnica of Bucharest, 313, Splaiul Independentei, Bucharest, 060042, Romania</text:p>
          </table:table-cell>
          <table:table-cell office:value-type="string" calcext:value-type="string">
            <text:p>Programming languages have benefited from increased attention lately. With corporations like Google, Facebook and Mozilla investing in language design, there is a lot of activity in the mainstream languages domain. State of the art features like advanced type systems that were only available to more research-centered languages such as Haskell, are now making their way into the mainstream through languages like Rust. Rust is an up-and-coming system programming language that aims to fill the same role as C and C++, but in a much safer way. To achieve this, it brings a rich type system, alongside a pragmatic implementation of region based memory management, a feature that allows safe memory handling without the need of a garbage collector. Aiming for the mainstream, Rust comes with tooling to aid developers in their work. One such tool is Rustdoc, a program that automatically generates documentation based on type information and programmer comments. We aim to enhance Rustdoc to provide more advanced search support through features that are impossible to implement for dynamic languages, and even static languages with less advanced type systems, like C and Go. © ICI Bucharest 2010-2015.</text:p>
          </table:table-cell>
        </table:table-row>
        <table:table-row table:style-name="ro1">
          <table:table-cell office:value-type="string" calcext:value-type="string">
            <text:p>A survey on concepts and the state of the art of functional programming languages</text:p>
          </table:table-cell>
          <table:table-cell office:value-type="string" calcext:value-type="string">
            <text:p>https://www.scopus.com/inward/record.uri?eid=2-s2.0-84962250409&amp;doi=10.1201%2fb18777-14&amp;partnerID=40&amp;md5=97e60acab54cfe5a4620d3f901e448a6</text:p>
          </table:table-cell>
          <table:table-cell office:value-type="string" calcext:value-type="string">
            <text:p>Science and Technology on Parallel and Distributed Processing Laboratory, National University of Defense Technology, Changsha, China; College of Computer, National University of Defense Technology, Changsha, China</text:p>
          </table:table-cell>
          <table:table-cell office:value-type="string" calcext:value-type="string">
            <text:p>Functional programming languages have a long history and receive more and more attention today. The paper focuses on the development of functional languages and aims to introduce the concepts, such as higher-order functions, lazy evaluation, data type, and pattern matching. We also review the evolution of functional programming languages from lambda calculus, Lisp to Haskell. Based on the analysis of leading papers published on ACM conferences, we survey 5 active research areas: monads, verification, type system, data parallelism, and application of functional programming languages and discuss the limitation of functional programming languages. © 2015 Taylor &amp; Francis Group, London.</text:p>
          </table:table-cell>
        </table:table-row>
        <table:table-row table:style-name="ro1">
          <table:table-cell office:value-type="string" calcext:value-type="string">
            <text:p>Type checking by domain analysis in ampersand</text:p>
          </table:table-cell>
          <table:table-cell office:value-type="string" calcext:value-type="string">
            <text:p>https://www.scopus.com/inward/record.uri?eid=2-s2.0-84950326784&amp;doi=10.1007%2f978-3-319-24704-5_14&amp;partnerID=40&amp;md5=f45b938c35cba4e8d850b978f1c335bb</text:p>
          </table:table-cell>
          <table:table-cell office:value-type="string" calcext:value-type="string">
            <text:p>Open Universiteit Nederland, P.O. Box 2960, Heerlen, Netherlands; Ordina NV, Nieuwegein, Netherlands; Eindhoven University of Technology, P.O. Box 513, Eindhoven, Netherlands; Radboud University, Nijmegen, Netherlands</text:p>
          </table:table-cell>
          <table:table-cell office:value-type="string" calcext:value-type="string">
            <text:p>In the process of incorporating subtyping in relation algebra, an algorithm was found to derive the subtyping relation from the program to be checked. By using domain analysis rather than type inference, this algorithm offers an attractive visualization of the type derivation process. This visualization can be used as a graphical proof that the type system has assigned types correctly. An implementation is linked to in this paper, written in Haskell. The algorithm has been tried and tested in Ampersand, a language that uses relation algebra for the purpose of designing information systems. © Springer International Publishing Switzerland 2015.</text:p>
          </table:table-cell>
        </table:table-row>
        <table:table-row table:style-name="ro1">
          <table:table-cell office:value-type="string" calcext:value-type="string">
            <text:p>A specification-aware modeling of mental model theory for syllogistic reasoning</text:p>
          </table:table-cell>
          <table:table-cell office:value-type="string" calcext:value-type="string">
            <text:p>https://www.scopus.com/inward/record.uri?eid=2-s2.0-84948080490&amp;partnerID=40&amp;md5=ede97959682e722d9fb8bfef7a1bdc4f</text:p>
          </table:table-cell>
          <table:table-cell office:value-type="string" calcext:value-type="string">
            <text:p>Department of Philosophy, Keio University, Japan; Interfaculty Initiative in Information Studies, University of Tokyo, Japan</text:p>
          </table:table-cell>
          <table:table-cell office:value-type="string" calcext:value-type="string">
            <text:p>Computational cognitive models can embody the structures and processes proposed in a cognitive theory. However, they do not necessarily reveal the theory's underlying assumptions and specifications. This study aims to bridge the gap between cognitive theory and its computational implementation, focusing on a case of mental model theory on human reasoning. Using a mathematics-based and statically-typed programming language (Haskell), we provide a specification-aware computational implementation of syllogistic reasoning with mental models. © Proceedings of ICCM 2015 - 13th International Conference on Cognitive Modeling.</text:p>
          </table:table-cell>
        </table:table-row>
        <table:table-row table:style-name="ro1">
          <table:table-cell office:value-type="string" calcext:value-type="string">
            <text:p>Type reconstruction algorithms for deadlock-free and lock-free linear π-calculi</text:p>
          </table:table-cell>
          <table:table-cell office:value-type="string" calcext:value-type="string">
            <text:p>https://www.scopus.com/inward/record.uri?eid=2-s2.0-84942521724&amp;doi=10.1007%2f978-3-319-19282-6_6&amp;partnerID=40&amp;md5=03f1fe39934156f9c8d95168a4f8040c</text:p>
          </table:table-cell>
          <table:table-cell office:value-type="string" calcext:value-type="string">
            <text:p>Università di Torino, Torino, Italy; Technische Universität Darmstadt, Germany</text:p>
          </table:table-cell>
          <table:table-cell office:value-type="string" calcext:value-type="string">
            <text:p>We define complete type reconstruction algorithms for two type systems ensuring deadlock and lock freedom of linear π-calculus processes. Our work automates the verification of deadlock/lock freedom for a non-trivial class of processes that includes interleaved binary sessions and, to great extent, multiparty sessions as well. A Haskell implementation of the algorithms is available. © IFIP International Federation for Information Processing 201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7">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1" meta:object-count="0"/>
    <meta:generator>LibreOffice/6.0.7.3$Linux_X86_64 LibreOffice_project/00m0$Build-3</meta:generator>
  </office:meta>
</office:document-meta>
</file>